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0.3201in"/>
    </style:style>
    <style:style style:name="co3" style:family="table-column">
      <style:table-column-properties fo:break-before="auto" style:column-width="0.3709in"/>
    </style:style>
    <style:style style:name="co4" style:family="table-column">
      <style:table-column-properties fo:break-before="auto" style:column-width="0.4874in"/>
    </style:style>
    <style:style style:name="co5" style:family="table-column">
      <style:table-column-properties fo:break-before="auto" style:column-width="0.4126in"/>
    </style:style>
    <style:style style:name="co6" style:family="table-column">
      <style:table-column-properties fo:break-before="auto" style:column-width="0.3374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2953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7882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0.7717in"/>
    </style:style>
    <style:style style:name="co39" style:family="table-column">
      <style:table-column-properties fo:break-before="auto" style:column-width="1.1811in"/>
    </style:style>
    <style:style style:name="co14" style:family="table-column">
      <style:table-column-properties fo:break-before="auto" style:column-width="0.9937in"/>
    </style:style>
    <style:style style:name="co40" style:family="table-column">
      <style:table-column-properties fo:break-before="auto" style:column-width="1.3783in"/>
    </style:style>
    <style:style style:name="co41" style:family="table-column">
      <style:table-column-properties fo:break-before="auto" style:column-width="1.5457in"/>
    </style:style>
    <style:style style:name="co17" style:family="table-column">
      <style:table-column-properties fo:break-before="auto" style:column-width="0.8807in"/>
    </style:style>
    <style:style style:name="co18" style:family="table-column">
      <style:table-column-properties fo:break-before="auto" style:column-width="0.8638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8134in"/>
    </style:style>
    <style:style style:name="co42" style:family="table-column">
      <style:table-column-properties fo:break-before="auto" style:column-width="1.3283in"/>
    </style:style>
    <style:style style:name="co22" style:family="table-column">
      <style:table-column-properties fo:break-before="auto" style:column-width="1.0693in"/>
    </style:style>
    <style:style style:name="co23" style:family="table-column">
      <style:table-column-properties fo:break-before="auto" style:column-width="0.2283in"/>
    </style:style>
    <style:style style:name="co24" style:family="table-column">
      <style:table-column-properties fo:break-before="auto" style:column-width="1.0362in"/>
    </style:style>
    <style:style style:name="co25" style:family="table-column">
      <style:table-column-properties fo:break-before="auto" style:column-width="0.9807in"/>
    </style:style>
    <style:style style:name="co26" style:family="table-column">
      <style:table-column-properties fo:break-before="auto" style:column-width="1.2445in"/>
    </style:style>
    <style:style style:name="co27" style:family="table-column">
      <style:table-column-properties fo:break-before="auto" style:column-width="1.2535in"/>
    </style:style>
    <style:style style:name="co28" style:family="table-column">
      <style:table-column-properties fo:break-before="auto" style:column-width="0.3118in"/>
    </style:style>
    <style:style style:name="co29" style:family="table-column">
      <style:table-column-properties fo:break-before="auto" style:column-width="1.248in"/>
    </style:style>
    <style:style style:name="co30" style:family="table-column">
      <style:table-column-properties fo:break-before="auto" style:column-width="1.0862in"/>
    </style:style>
    <style:style style:name="co31" style:family="table-column">
      <style:table-column-properties fo:break-before="auto" style:column-width="0.939in"/>
    </style:style>
    <style:style style:name="co32" style:family="table-column">
      <style:table-column-properties fo:break-before="auto" style:column-width="0.3591in"/>
    </style:style>
    <style:style style:name="co33" style:family="table-column">
      <style:table-column-properties fo:break-before="auto" style:column-width="0.2673in"/>
    </style:style>
    <style:style style:name="co34" style:family="table-column">
      <style:table-column-properties fo:break-before="auto" style:column-width="0.2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3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" style:font-size-asian="12pt" style:language-asian="hi" style:country-asian="IN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onsolas" fo:font-size="10pt" fo:font-style="normal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onsolas" fo:language="none" fo:country="none" style:language-asian="none" style:country-asian="none" style:language-complex="none" style:country-complex="none" style:font-name-asian="Consolas" style:font-name-complex="Consolas"/>
    </style:style>
    <style:style style:name="T9" style:family="text">
      <style:text-properties style:font-name="Consolas" fo:font-size="10pt" fo:font-weight="normal" fo:font-style="normal" style:font-name-asian="Consolas" style:font-name-complex="Consolas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6" table:style-name="ta1">
        <table:table-column table:style-name="co3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default-cell-style-name="ce8"/>
        <table:table-column table:style-name="co41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42" table:default-cell-style-name="ce11"/>
        <table:table-row table:style-name="ro1">
          <table:table-cell office:value-type="string" calcext:value-type="string">
            <text:p>Winner:</text:p>
          </table:table-cell>
          <table:table-cell table:number-columns-repeated="2"/>
          <table:table-cell office:value-type="string" calcext:value-type="string">
            <text:p>Detail: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 office:value-type="string" calcext:value-type="string">
            <text:p>point_percentage</text:p>
          </table:table-cell>
          <table:table-cell/>
          <table:table-cell table:style-name="Default" table:number-columns-repeated="7"/>
        </table:table-row>
        <table:table-row table:style-name="ro1">
          <table:table-cell table:style-name="ce8" office:value-type="string" calcext:value-type="string">
            <text:p>1 Hummingbird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8" office:value-type="string" calcext:value-type="string">
            <text:p>2 Sparrow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8" office:value-type="string" calcext:value-type="string">
            <text:p>3 Goldfinch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8" office:value-type="string" calcext:value-type="string">
            <text:p>4 Chickadee</text:p>
          </table:table-cell>
          <table:table-cell table:number-columns-repeated="14" table:style-name="ce8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8"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style-name="ce8"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Started:</text:p>
          </table:table-cell>
          <table:table-cell table:style-name="ce8" table:number-columns-repeated="14"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Finished: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table:style-name="ce9" office:value-type="string" calcext:value-type="string">
            <text:p><text:span text:style-name="T7">Speed: </text:span><text:span text:style-name="T8">gameplayTickMilli = 1000, shootoutSec = 40</text:span></text:p>
          </table:table-cell>
          <table:table-cell table:style-name="ce8" table:number-columns-repeated="14"/>
          <table:table-cell table:number-columns-repeated="7"/>
        </table:table-row>
        <table:table-row table:style-name="ro1" table:number-rows-repeated="3">
          <table:table-cell table:style-name="ce8" table:number-columns-repeated="15"/>
          <table:table-cell table:number-columns-repeated="7"/>
        </table:table-row>
        <table:table-row table:style-name="ro1">
          <table:table-cell office:value-type="string" calcext:value-type="string">
            <text:p>-- standing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SELECT concat(concat(t.id, ' '), t.name) as team, s.gp, s.win, s.loss, s.otloss, s.point, s.gf, s.ga, s.gf - s.ga as diff, s.home_gp, s.home_win, s.home_loss, s.home_otloss, s.home_point, s.away_gp, s.away_win, s.away_loss, s.away_otloss, s.away_point, s.point / (s.gp * 2) * 100 as point_percentage 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/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and (home_team_id = 4 or away_team_id = 4)</text:p>
          </table:table-cell>
          <table:table-cell table:style-name="ce8" table:number-columns-repeated="14"/>
          <table:table-cell table:number-columns-repeated="7"/>
        </table:table-row>
        <table:table-row table:style-name="ro1">
          <table:table-cell office:value-type="string" calcext:value-type="string">
            <text:p>-- and ending_period is not null order by id desc</text:p>
          </table:table-cell>
          <table:table-cell table:style-name="ce8" table:number-columns-repeated="14"/>
          <table:table-cell table:number-columns-repeated="7"/>
        </table:table-row>
        <table:table-row table:style-name="ro1" table:number-rows-repeated="3">
          <table:table-cell/>
          <table:table-cell table:style-name="ce8" table:number-columns-repeated="14"/>
          <table:table-cell table:number-columns-repeated="7"/>
        </table:table-row>
        <table:table-row table:style-name="ro1" table:number-rows-repeated="7">
          <table:table-cell table:style-name="ce8" table:number-columns-repeated="15"/>
          <table:table-cell table:number-columns-repeated="7"/>
        </table:table-row>
        <table:table-row table:style-name="ro1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table:style-name="ce9" office:value-type="string" calcext:value-type="string">
            <text:p><text:span text:style-name="T7">Speed: </text:span><text:span text:style-name="T8">gameplayTickMilli = 25, shootoutSec = 15</text:span>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 table:number-rows-repeated="3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table:number-columns-repeated="14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8"/>
          <table:table-cell table:number-columns-repeated="7"/>
        </table:table-row>
        <table:table-row table:style-name="ro1" table:number-rows-repeated="6">
          <table:table-cell table:number-columns-repeated="14"/>
          <table:table-cell table:style-name="ce8"/>
          <table:table-cell table:number-columns-repeated="7"/>
        </table:table-row>
        <table:table-row table:style-name="ro1" table:number-rows-repeated="935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5" table:style-name="ta1">
        <table:table-column table:style-name="co3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9" table:default-cell-style-name="Default"/>
        <table:table-column table:style-name="co14" table:default-cell-style-name="Default"/>
        <table:table-column table:style-name="co40" table:default-cell-style-name="ce8"/>
        <table:table-column table:style-name="co41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default-cell-style-name="ce8"/>
        <table:table-column table:style-name="co42" table:default-cell-style-name="ce11"/>
        <table:table-row table:style-name="ro1">
          <table:table-cell office:value-type="string" calcext:value-type="string">
            <text:p>Winner: Penguin</text:p>
          </table:table-cell>
          <table:table-cell table:number-columns-repeated="2"/>
          <table:table-cell office:value-type="string" calcext:value-type="string">
            <text:p>Detail: Penguin runs away with Season 5 with an improbable home stand</text:p>
          </table:table-cell>
          <table:table-cell table:number-columns-repeated="11"/>
          <table:table-cell table:style-name="Default" table:number-columns-repeated="7"/>
        </table:table-row>
        <table:table-row table:style-name="ro1">
          <table:table-cell table:number-columns-repeated="15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4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 office:value-type="string" calcext:value-type="string">
            <text:p>point_percentage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table:style-name="ce8" office:value-type="string" calcext:value-type="string">
            <text:p>19 Penguin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70.9677" calcext:value-type="float">
            <text:p>70.9677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2:16:07" calcext:value-type="date">
            <text:p>03/01/21 12:16 PM</text:p>
          </table:table-cell>
        </table:table-row>
        <table:table-row table:style-name="ro1">
          <table:table-cell table:style-name="ce8" office:value-type="string" calcext:value-type="string">
            <text:p>13 Purple Martin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4.5161" calcext:value-type="float">
            <text:p>64.5161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1T13:43:11" calcext:value-type="date">
            <text:p>03/01/21 01:43 PM</text:p>
          </table:table-cell>
        </table:table-row>
        <table:table-row table:style-name="ro1">
          <table:table-cell table:style-name="ce8" office:value-type="string" calcext:value-type="string">
            <text:p>32 Roadrunne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.9032" calcext:value-type="float">
            <text:p>62.903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4:13" calcext:value-type="date">
            <text:p>03/01/21 05:04 PM</text:p>
          </table:table-cell>
        </table:table-row>
        <table:table-row table:style-name="ro1">
          <table:table-cell table:style-name="ce8" office:value-type="string" calcext:value-type="string">
            <text:p>8 Woodpecker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81" calcext:value-type="float">
            <text:p>181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2.9032" calcext:value-type="float">
            <text:p>62.903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07:43" calcext:value-type="date">
            <text:p>03/01/21 05:07 PM</text:p>
          </table:table-cell>
        </table:table-row>
        <table:table-row table:style-name="ro1">
          <table:table-cell table:style-name="ce8" office:value-type="string" calcext:value-type="string">
            <text:p>25 Dov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86" calcext:value-type="float">
            <text:p>186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1.2903" calcext:value-type="float">
            <text:p>61.290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2:14" calcext:value-type="date">
            <text:p>03/01/21 05:42 PM</text:p>
          </table:table-cell>
        </table:table-row>
        <table:table-row table:style-name="ro1">
          <table:table-cell table:style-name="ce8" office:value-type="string" calcext:value-type="string">
            <text:p>26 Eagle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1.2903" calcext:value-type="float">
            <text:p>61.290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47:11" calcext:value-type="date">
            <text:p>03/01/21 05:47 PM</text:p>
          </table:table-cell>
        </table:table-row>
        <table:table-row table:style-name="ro1">
          <table:table-cell table:style-name="ce8" office:value-type="string" calcext:value-type="string">
            <text:p>11 Warbler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8" calcext:value-type="float">
            <text:p>178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1T17:54:37" calcext:value-type="date">
            <text:p>03/01/21 05:54 PM</text:p>
          </table:table-cell>
        </table:table-row>
        <table:table-row table:style-name="ro1">
          <table:table-cell table:style-name="ce8" office:value-type="string" calcext:value-type="string">
            <text:p>20 Swan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2T16:39:48" calcext:value-type="date">
            <text:p>03/02/21 04:39 PM</text:p>
          </table:table-cell>
        </table:table-row>
        <table:table-row table:style-name="ro1">
          <table:table-cell table:style-name="ce8" office:value-type="string" calcext:value-type="string">
            <text:p>3 Goldfinch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4" calcext:value-type="float">
            <text:p>174</text:p>
          </table:table-cell>
          <table:table-cell table:style-name="ce8" office:value-type="float" office:value="157" calcext:value-type="float">
            <text:p>157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3T18:15:50" calcext:value-type="date">
            <text:p>03/03/21 06:15 PM</text:p>
          </table:table-cell>
        </table:table-row>
        <table:table-row table:style-name="ro1">
          <table:table-cell table:style-name="ce8" office:value-type="string" calcext:value-type="string">
            <text:p>12 Blue Jay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60.4839" calcext:value-type="float">
            <text:p>60.483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4T16:55:46" calcext:value-type="date">
            <text:p>03/04/21 04:55 PM</text:p>
          </table:table-cell>
        </table:table-row>
        <table:table-row table:style-name="ro1">
          <table:table-cell table:style-name="ce8" office:value-type="string" calcext:value-type="string">
            <text:p>17 Mallard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9.6774" calcext:value-type="float">
            <text:p>59.677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34:19" calcext:value-type="date">
            <text:p>03/05/21 12:34 PM</text:p>
          </table:table-cell>
        </table:table-row>
        <table:table-row table:style-name="ro1">
          <table:table-cell table:style-name="ce8" office:value-type="string" calcext:value-type="string">
            <text:p>9 Canary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8.0645" calcext:value-type="float">
            <text:p>58.064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2:47:10" calcext:value-type="date">
            <text:p>03/05/21 12:47 PM</text:p>
          </table:table-cell>
        </table:table-row>
        <table:table-row table:style-name="ro1">
          <table:table-cell table:style-name="ce8" office:value-type="string" calcext:value-type="string">
            <text:p>7 Robin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99" calcext:value-type="float">
            <text:p>199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5.6452" calcext:value-type="float">
            <text:p>55.6452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2:54:41" calcext:value-type="date">
            <text:p>03/05/21 12:54 PM</text:p>
          </table:table-cell>
        </table:table-row>
        <table:table-row table:style-name="ro1">
          <table:table-cell table:style-name="ce8" office:value-type="string" calcext:value-type="string">
            <text:p>23 Parrot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7" calcext:value-type="float">
            <text:p>67</text:p>
          </table:table-cell>
          <table:table-cell table:number-columns-repeated="2" table:style-name="ce8" office:value-type="float" office:value="168" calcext:value-type="float">
            <text:p>168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02:15" calcext:value-type="date">
            <text:p>03/05/21 01:02 PM</text:p>
          </table:table-cell>
        </table:table-row>
        <table:table-row table:style-name="ro1">
          <table:table-cell table:style-name="ce8" office:value-type="string" calcext:value-type="string">
            <text:p>18 Sea Gull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183" calcext:value-type="float">
            <text:p>183</text:p>
          </table:table-cell>
          <table:table-cell table:style-name="ce8" office:value-type="float" office:value="-20" calcext:value-type="float">
            <text:p>-20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3:09:12" calcext:value-type="date">
            <text:p>03/05/21 01:09 PM</text:p>
          </table:table-cell>
        </table:table-row>
        <table:table-row table:style-name="ro1">
          <table:table-cell table:style-name="ce8" office:value-type="string" calcext:value-type="string">
            <text:p>27 Owl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91" calcext:value-type="float">
            <text:p>191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3:22:18" calcext:value-type="date">
            <text:p>03/05/21 01:22 PM</text:p>
          </table:table-cell>
        </table:table-row>
        <table:table-row table:style-name="ro1">
          <table:table-cell table:style-name="ce8" office:value-type="string" calcext:value-type="string">
            <text:p>31 Pelican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173" calcext:value-type="float">
            <text:p>173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54.0323" calcext:value-type="float">
            <text:p>54.0323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13:13" calcext:value-type="date">
            <text:p>03/05/21 02:13 PM</text:p>
          </table:table-cell>
        </table:table-row>
        <table:table-row table:style-name="ro1">
          <table:table-cell table:style-name="ce8" office:value-type="string" calcext:value-type="string">
            <text:p>1 Hummingbird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-4" calcext:value-type="float">
            <text:p>-4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3.2258" calcext:value-type="float">
            <text:p>53.225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23:52" calcext:value-type="date">
            <text:p>03/05/21 02:23 PM</text:p>
          </table:table-cell>
        </table:table-row>
        <table:table-row table:style-name="ro1">
          <table:table-cell table:style-name="ce8" office:value-type="string" calcext:value-type="string">
            <text:p>29 Turkey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22" calcext:value-type="float">
            <text:p>-22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53.2258" calcext:value-type="float">
            <text:p>53.225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4:28:27" calcext:value-type="date">
            <text:p>03/05/21 02:28 PM</text:p>
          </table:table-cell>
        </table:table-row>
        <table:table-row table:style-name="ro1">
          <table:table-cell table:style-name="ce8" office:value-type="string" calcext:value-type="string">
            <text:p>6 Oriole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63" calcext:value-type="float">
            <text:p>16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2"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52.4194" calcext:value-type="float">
            <text:p>52.419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1:43" calcext:value-type="date">
            <text:p>03/05/21 02:31 PM</text:p>
          </table:table-cell>
        </table:table-row>
        <table:table-row table:style-name="ro1">
          <table:table-cell table:style-name="ce8" office:value-type="string" calcext:value-type="string">
            <text:p>16 Mockingbird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77" calcext:value-type="float">
            <text:p>177</text:p>
          </table:table-cell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52.4194" calcext:value-type="float">
            <text:p>52.4194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34:50" calcext:value-type="date">
            <text:p>03/05/21 02:34 PM</text:p>
          </table:table-cell>
        </table:table-row>
        <table:table-row table:style-name="ro1">
          <table:table-cell table:style-name="ce8" office:value-type="string" calcext:value-type="string">
            <text:p>22 Ostrich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-13" calcext:value-type="float">
            <text:p>-1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51.6129" calcext:value-type="float">
            <text:p>51.6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4:48:57" calcext:value-type="date">
            <text:p>03/05/21 02:48 PM</text:p>
          </table:table-cell>
        </table:table-row>
        <table:table-row table:style-name="ro1">
          <table:table-cell table:style-name="ce8" office:value-type="string" calcext:value-type="string">
            <text:p>10 Bluebird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185" calcext:value-type="float">
            <text:p>185</text:p>
          </table:table-cell>
          <table:table-cell table:style-name="ce8" office:value-type="float" office:value="-17" calcext:value-type="float">
            <text:p>-1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51.6129" calcext:value-type="float">
            <text:p>51.6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1:00" calcext:value-type="date">
            <text:p>03/05/21 03:11 PM</text:p>
          </table:table-cell>
        </table:table-row>
        <table:table-row table:style-name="ro1">
          <table:table-cell table:style-name="ce8" office:value-type="string" calcext:value-type="string">
            <text:p>30 Peacock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23" calcext:value-type="float">
            <text:p>-23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0.8065" calcext:value-type="float">
            <text:p>50.806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17:28" calcext:value-type="date">
            <text:p>03/05/21 03:17 PM</text:p>
          </table:table-cell>
        </table:table-row>
        <table:table-row table:style-name="ro1">
          <table:table-cell table:style-name="ce8" office:value-type="string" calcext:value-type="string">
            <text:p>4 Chickadee</text:p>
          </table:table-cell>
          <table:table-cell table:number-columns-repeated="2" table:style-name="ce8" office:value-type="float" office:value="28" calcext:value-type="float">
            <text:p>2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50" calcext:value-type="float">
            <text:p>50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5:21:19" calcext:value-type="date">
            <text:p>03/05/21 03:21 PM</text:p>
          </table:table-cell>
        </table:table-row>
        <table:table-row table:style-name="ro1">
          <table:table-cell table:style-name="ce8" office:value-type="string" calcext:value-type="string">
            <text:p>15 Killdeer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143" calcext:value-type="float">
            <text:p>143</text:p>
          </table:table-cell>
          <table:table-cell table:style-name="ce8" office:value-type="float" office:value="161" calcext:value-type="float">
            <text:p>161</text:p>
          </table:table-cell>
          <table:table-cell table:style-name="ce8" office:value-type="float" office:value="-18" calcext:value-type="float">
            <text:p>-1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49.1935" calcext:value-type="float">
            <text:p>49.1935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6:42" calcext:value-type="date">
            <text:p>03/05/21 03:26 PM</text:p>
          </table:table-cell>
        </table:table-row>
        <table:table-row table:style-name="ro1">
          <table:table-cell table:style-name="ce8" office:value-type="string" calcext:value-type="string">
            <text:p>5 Cardinal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-11" calcext:value-type="float">
            <text:p>-1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48.3871" calcext:value-type="float">
            <text:p>48.3871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29:59" calcext:value-type="date">
            <text:p>03/05/21 03:29 PM</text:p>
          </table:table-cell>
        </table:table-row>
        <table:table-row table:style-name="ro1">
          <table:table-cell table:style-name="ce8" office:value-type="string" calcext:value-type="string">
            <text:p>24 Heron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7" calcext:value-type="float">
            <text:p>57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187" calcext:value-type="float">
            <text:p>187</text:p>
          </table:table-cell>
          <table:table-cell table:style-name="ce8" office:value-type="float" office:value="-28" calcext:value-type="float">
            <text:p>-28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5.9677" calcext:value-type="float">
            <text:p>45.9677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4:50" calcext:value-type="date">
            <text:p>03/05/21 03:34 PM</text:p>
          </table:table-cell>
        </table:table-row>
        <table:table-row table:style-name="ro1">
          <table:table-cell table:style-name="ce8" office:value-type="string" calcext:value-type="string">
            <text:p>28 Hawk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156" calcext:value-type="float">
            <text:p>156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4.3548" calcext:value-type="float">
            <text:p>44.3548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5:38:20" calcext:value-type="date">
            <text:p>03/05/21 03:38 PM</text:p>
          </table:table-cell>
        </table:table-row>
        <table:table-row table:style-name="ro1">
          <table:table-cell table:style-name="ce8" office:value-type="string" calcext:value-type="string">
            <text:p>2 Sparrow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-21" calcext:value-type="float">
            <text:p>-21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2.7419" calcext:value-type="float">
            <text:p>42.741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5T16:44:38" calcext:value-type="date">
            <text:p>03/05/21 04:44 PM</text:p>
          </table:table-cell>
        </table:table-row>
        <table:table-row table:style-name="ro1">
          <table:table-cell table:style-name="ce8" office:value-type="string" calcext:value-type="string">
            <text:p>14 Mourning Dove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-37" calcext:value-type="float">
            <text:p>-3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1.129" calcext:value-type="float">
            <text:p>41.129</text:p>
          </table:table-cell>
          <table:table-cell table:style-name="ce8"/>
          <table:table-cell office:value-type="string" calcext:value-type="string">
            <text:p>1 Humm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5T16:50:58" calcext:value-type="date">
            <text:p>03/05/21 04:50 PM</text:p>
          </table:table-cell>
        </table:table-row>
        <table:table-row table:style-name="ro1">
          <table:table-cell table:style-name="ce8" office:value-type="string" calcext:value-type="string">
            <text:p>21 Flamingo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195" calcext:value-type="float">
            <text:p>195</text:p>
          </table:table-cell>
          <table:table-cell table:style-name="ce8" office:value-type="float" office:value="-16" calcext:value-type="float">
            <text:p>-16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1.129" calcext:value-type="float">
            <text:p>41.129</text:p>
          </table:table-cell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09:10" calcext:value-type="date">
            <text:p>03/09/21 01:09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3:13" calcext:value-type="date">
            <text:p>03/09/21 01:1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6:21" calcext:value-type="date">
            <text:p>03/09/21 01:16 PM</text:p>
          </table:table-cell>
        </table:table-row>
        <table:table-row table:style-name="ro1">
          <table:table-cell office:value-type="string" calcext:value-type="string">
            <text:p>Started: 3/1/2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19:28" calcext:value-type="date">
            <text:p>03/09/21 01:19 PM</text:p>
          </table:table-cell>
        </table:table-row>
        <table:table-row table:style-name="ro1">
          <table:table-cell office:value-type="string" calcext:value-type="string">
            <text:p>Finished: 3/31/2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2:36" calcext:value-type="date">
            <text:p>03/09/21 01:22 PM</text:p>
          </table:table-cell>
        </table:table-row>
        <table:table-row table:style-name="ro1">
          <table:table-cell table:style-name="ce9" office:value-type="string" calcext:value-type="string">
            <text:p><text:span text:style-name="T7">Speed: </text:span><text:span text:style-name="T8">gameplayTickMilli = 25, shootoutSec = 15</text:span>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25:43" calcext:value-type="date">
            <text:p>03/09/21 01:25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28:48" calcext:value-type="date">
            <text:p>03/09/21 01:28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3:23" calcext:value-type="date">
            <text:p>03/09/21 01:3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36:28" calcext:value-type="date">
            <text:p>03/09/21 01:36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39:32" calcext:value-type="date">
            <text:p>03/09/21 01:39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, s.point / (s.gp * 2) * 100 as point_percentage 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2:37" calcext:value-type="date">
            <text:p>03/09/21 01:42 P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46:23" calcext:value-type="date">
            <text:p>03/09/21 01:46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49:28" calcext:value-type="date">
            <text:p>03/09/21 01:49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3:52:32" calcext:value-type="date">
            <text:p>03/09/21 01:5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3:55:36" calcext:value-type="date">
            <text:p>03/09/21 01:55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0:10" calcext:value-type="date">
            <text:p>03/09/21 02:00 P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8 Sea G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03:15" calcext:value-type="date">
            <text:p>03/09/21 02:03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07:00" calcext:value-type="date">
            <text:p>03/09/21 02:07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10:52" calcext:value-type="date">
            <text:p>03/09/21 02:10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3:57" calcext:value-type="date">
            <text:p>03/09/21 02:1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17:10" calcext:value-type="date">
            <text:p>03/09/21 02:17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3 Parro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20:15" calcext:value-type="date">
            <text:p>03/09/21 02:20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3:20" calcext:value-type="date">
            <text:p>03/09/21 02:23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27:40" calcext:value-type="date">
            <text:p>03/09/21 02:27 PM</text:p>
          </table:table-cell>
        </table:table-row>
        <table:table-row table:style-name="ro1">
          <table:table-cell table:number-columns-repeated="14"/>
          <table:table-cell table:style-name="ce8"/>
          <table:table-cell office:value-type="string" calcext:value-type="string">
            <text:p>2 Sparrow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31:25" calcext:value-type="date">
            <text:p>03/0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4:31" calcext:value-type="date">
            <text:p>03/0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37:37" calcext:value-type="date">
            <text:p>03/09/21 0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0:43" calcext:value-type="date">
            <text:p>03/09/21 0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3:48" calcext:value-type="date">
            <text:p>03/09/21 0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46:54" calcext:value-type="date">
            <text:p>03/09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 Sparrow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49:59" calcext:value-type="date">
            <text:p>03/09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4:53:11" calcext:value-type="date">
            <text:p>03/09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6:17" calcext:value-type="date">
            <text:p>03/09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4:59:23" calcext:value-type="date">
            <text:p>03/09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2:29" calcext:value-type="date">
            <text:p>03/09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05:34" calcext:value-type="date">
            <text:p>03/09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08:40" calcext:value-type="date">
            <text:p>03/09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12:38" calcext:value-type="date">
            <text:p>03/09/21 03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15:44" calcext:value-type="date">
            <text:p>03/09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3:35" calcext:value-type="date">
            <text:p>03/0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26:40" calcext:value-type="date">
            <text:p>03/0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29:45" calcext:value-type="date">
            <text:p>03/09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33:32" calcext:value-type="date">
            <text:p>03/0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36:50" calcext:value-type="date">
            <text:p>03/0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40:55" calcext:value-type="date">
            <text:p>03/09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4:11" calcext:value-type="date">
            <text:p>03/09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5:47:17" calcext:value-type="date">
            <text:p>03/09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2:59" calcext:value-type="date">
            <text:p>03/09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6:05" calcext:value-type="date">
            <text:p>03/0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5:59:11" calcext:value-type="date">
            <text:p>03/0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2:31" calcext:value-type="date">
            <text:p>03/0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05:37" calcext:value-type="date">
            <text:p>03/0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08:42" calcext:value-type="date">
            <text:p>03/09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1:47" calcext:value-type="date">
            <text:p>03/09/21 04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5:15" calcext:value-type="date">
            <text:p>03/09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6 Eagl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18:21" calcext:value-type="date">
            <text:p>03/09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1:26" calcext:value-type="date">
            <text:p>03/09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4:46" calcext:value-type="date">
            <text:p>03/09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27:51" calcext:value-type="date">
            <text:p>03/09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09T16:31:09" calcext:value-type="date">
            <text:p>03/09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4:14" calcext:value-type="date">
            <text:p>03/09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 Goldfinch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09T16:37:20" calcext:value-type="date">
            <text:p>03/09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06:07" calcext:value-type="date">
            <text:p>03/10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09:14" calcext:value-type="date">
            <text:p>03/10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3:03" calcext:value-type="date">
            <text:p>03/10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16:10" calcext:value-type="date">
            <text:p>03/10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19:15" calcext:value-type="date">
            <text:p>03/10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3:22:20" calcext:value-type="date">
            <text:p>03/10/21 01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25:25" calcext:value-type="date">
            <text:p>03/10/21 01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3:58:49" calcext:value-type="date">
            <text:p>03/10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1:53" calcext:value-type="date">
            <text:p>03/10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04:57" calcext:value-type="date">
            <text:p>03/10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08:02" calcext:value-type="date">
            <text:p>03/10/21 0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1:07" calcext:value-type="date">
            <text:p>03/10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14:11" calcext:value-type="date">
            <text:p>03/10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17:15" calcext:value-type="date">
            <text:p>03/10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0:18" calcext:value-type="date">
            <text:p>03/10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3:51" calcext:value-type="date">
            <text:p>03/10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27:03" calcext:value-type="date">
            <text:p>03/10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19 Pengu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0:07" calcext:value-type="date">
            <text:p>03/10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3:12" calcext:value-type="date">
            <text:p>03/10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1 Flaming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36:17" calcext:value-type="date">
            <text:p>03/10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39:21" calcext:value-type="date">
            <text:p>03/10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42:25" calcext:value-type="date">
            <text:p>03/10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45:36" calcext:value-type="date">
            <text:p>03/10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1:45" calcext:value-type="date">
            <text:p>03/10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4:54:50" calcext:value-type="date">
            <text:p>03/10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4:57:54" calcext:value-type="date">
            <text:p>03/10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00:59" calcext:value-type="date">
            <text:p>03/10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4:03" calcext:value-type="date">
            <text:p>03/10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07:07" calcext:value-type="date">
            <text:p>03/10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0:11" calcext:value-type="date">
            <text:p>03/10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4 Chickade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13:56" calcext:value-type="date">
            <text:p>03/10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19:10" calcext:value-type="date">
            <text:p>03/10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2:13" calcext:value-type="date">
            <text:p>03/10/21 03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25:17" calcext:value-type="date">
            <text:p>03/10/21 03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29:08" calcext:value-type="date">
            <text:p>03/10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2:12" calcext:value-type="date">
            <text:p>03/10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5:17" calcext:value-type="date">
            <text:p>03/10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38:21" calcext:value-type="date">
            <text:p>03/10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4:33" calcext:value-type="date">
            <text:p>03/10/21 03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47:38" calcext:value-type="date">
            <text:p>03/10/21 03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0:42" calcext:value-type="date">
            <text:p>03/10/21 03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3:47" calcext:value-type="date">
            <text:p>03/10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5:56:51" calcext:value-type="date">
            <text:p>03/10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5:59:55" calcext:value-type="date">
            <text:p>03/10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3:00" calcext:value-type="date">
            <text:p>03/10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06:06" calcext:value-type="date">
            <text:p>03/10/21 04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0:33" calcext:value-type="date">
            <text:p>03/10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13:39" calcext:value-type="date">
            <text:p>03/10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6:45" calcext:value-type="date">
            <text:p>03/10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19:51" calcext:value-type="date">
            <text:p>03/10/21 04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2:57" calcext:value-type="date">
            <text:p>03/10/21 04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6:03" calcext:value-type="date">
            <text:p>03/10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29:09" calcext:value-type="date">
            <text:p>03/10/21 04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32:15" calcext:value-type="date">
            <text:p>03/10/21 04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5:21" calcext:value-type="date">
            <text:p>03/10/21 04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38:27" calcext:value-type="date">
            <text:p>03/10/21 04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1:33" calcext:value-type="date">
            <text:p>03/10/21 04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44:39" calcext:value-type="date">
            <text:p>03/10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48:26" calcext:value-type="date">
            <text:p>03/10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0T16:52:13" calcext:value-type="date">
            <text:p>03/10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5:35" calcext:value-type="date">
            <text:p>03/10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5 Cardina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0T16:59:22" calcext:value-type="date">
            <text:p>03/10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5:38" calcext:value-type="date">
            <text:p>03/11/21 11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48:46" calcext:value-type="date">
            <text:p>03/11/21 11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1:51:53" calcext:value-type="date">
            <text:p>03/11/21 11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5:01" calcext:value-type="date">
            <text:p>03/11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1:58:09" calcext:value-type="date">
            <text:p>03/11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1:35" calcext:value-type="date">
            <text:p>03/11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04:43" calcext:value-type="date">
            <text:p>03/11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07:51" calcext:value-type="date">
            <text:p>03/11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0:58" calcext:value-type="date">
            <text:p>03/1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14:05" calcext:value-type="date">
            <text:p>03/11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17:11" calcext:value-type="date">
            <text:p>03/11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0:59" calcext:value-type="date">
            <text:p>03/11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4:05" calcext:value-type="date">
            <text:p>03/11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27:12" calcext:value-type="date">
            <text:p>03/11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30:18" calcext:value-type="date">
            <text:p>03/1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2:55:55" calcext:value-type="date">
            <text:p>03/1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2:59:01" calcext:value-type="date">
            <text:p>03/11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2:55" calcext:value-type="date">
            <text:p>03/11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06:02" calcext:value-type="date">
            <text:p>03/11/21 01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09:08" calcext:value-type="date">
            <text:p>03/11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2 Ostri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2:56" calcext:value-type="date">
            <text:p>03/11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16:02" calcext:value-type="date">
            <text:p>03/11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19:07" calcext:value-type="date">
            <text:p>03/11/21 01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4:56" calcext:value-type="date">
            <text:p>03/11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28:02" calcext:value-type="date">
            <text:p>03/11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31:08" calcext:value-type="date">
            <text:p>03/11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4:15" calcext:value-type="date">
            <text:p>03/11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37:21" calcext:value-type="date">
            <text:p>03/11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3:40:27" calcext:value-type="date">
            <text:p>03/11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3:33" calcext:value-type="date">
            <text:p>03/11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 Oriole</text:p>
          </table:table-cell>
          <table:table-cell office:value-type="string" calcext:value-type="string">
            <text:p>32 Roadrunne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3:46:39" calcext:value-type="date">
            <text:p>03/11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5:49" calcext:value-type="date">
            <text:p>03/11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48:56" calcext:value-type="date">
            <text:p>03/11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4:52:04" calcext:value-type="date">
            <text:p>03/11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5:13" calcext:value-type="date">
            <text:p>03/11/21 0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4:58:21" calcext:value-type="date">
            <text:p>03/11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01:29" calcext:value-type="date">
            <text:p>03/11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4:36" calcext:value-type="date">
            <text:p>03/11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08:28" calcext:value-type="date">
            <text:p>03/11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11:33" calcext:value-type="date">
            <text:p>03/11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4:38" calcext:value-type="date">
            <text:p>03/11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17:44" calcext:value-type="date">
            <text:p>03/11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21:02" calcext:value-type="date">
            <text:p>03/11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4:07" calcext:value-type="date">
            <text:p>03/11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27:12" calcext:value-type="date">
            <text:p>03/11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30:17" calcext:value-type="date">
            <text:p>03/11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5:57" calcext:value-type="date">
            <text:p>03/11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39:02" calcext:value-type="date">
            <text:p>03/11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2:08" calcext:value-type="date">
            <text:p>03/11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45:13" calcext:value-type="date">
            <text:p>03/11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48:19" calcext:value-type="date">
            <text:p>03/11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1:24" calcext:value-type="date">
            <text:p>03/11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5:54:30" calcext:value-type="date">
            <text:p>03/11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5:57:35" calcext:value-type="date">
            <text:p>03/11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5 Do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00:40" calcext:value-type="date">
            <text:p>03/11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3:57" calcext:value-type="date">
            <text:p>03/11/21 04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07:02" calcext:value-type="date">
            <text:p>03/11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0:08" calcext:value-type="date">
            <text:p>03/11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3:13" calcext:value-type="date">
            <text:p>03/11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0 Peacoc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1T16:16:19" calcext:value-type="date">
            <text:p>03/11/21 04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0:05" calcext:value-type="date">
            <text:p>03/11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7 Robin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1T16:23:24" calcext:value-type="date">
            <text:p>03/11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38:56" calcext:value-type="date">
            <text:p>03/12/21 03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2:03" calcext:value-type="date">
            <text:p>03/12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5:11" calcext:value-type="date">
            <text:p>03/12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48:19" calcext:value-type="date">
            <text:p>03/12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5:51:27" calcext:value-type="date">
            <text:p>03/12/21 03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4:34" calcext:value-type="date">
            <text:p>03/12/21 03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5:57:40" calcext:value-type="date">
            <text:p>03/12/21 03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00:52" calcext:value-type="date">
            <text:p>03/12/21 04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4:39" calcext:value-type="date">
            <text:p>03/12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07:45" calcext:value-type="date">
            <text:p>03/12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0:51" calcext:value-type="date">
            <text:p>03/12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13:58" calcext:value-type="date">
            <text:p>03/12/21 04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17:04" calcext:value-type="date">
            <text:p>03/12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0:10" calcext:value-type="date">
            <text:p>03/12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24:03" calcext:value-type="date">
            <text:p>03/12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7 Malla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28:27" calcext:value-type="date">
            <text:p>03/12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1:33" calcext:value-type="date">
            <text:p>03/12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34:38" calcext:value-type="date">
            <text:p>03/12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37:44" calcext:value-type="date">
            <text:p>03/12/21 04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0:50" calcext:value-type="date">
            <text:p>03/12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44:07" calcext:value-type="date">
            <text:p>03/12/21 04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47:13" calcext:value-type="date">
            <text:p>03/12/21 04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0:19" calcext:value-type="date">
            <text:p>03/12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6:53:30" calcext:value-type="date">
            <text:p>03/12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6:36" calcext:value-type="date">
            <text:p>03/12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6:59:42" calcext:value-type="date">
            <text:p>03/12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3:02" calcext:value-type="date">
            <text:p>03/12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29 Turke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06:08" calcext:value-type="date">
            <text:p>03/12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09:14" calcext:value-type="date">
            <text:p>03/12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13:26" calcext:value-type="date">
            <text:p>03/12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8 Woodpecker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16:32" calcext:value-type="date">
            <text:p>03/12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2:03" calcext:value-type="date">
            <text:p>03/12/21 05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45:10" calcext:value-type="date">
            <text:p>03/12/21 05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48:18" calcext:value-type="date">
            <text:p>03/12/21 05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1:25" calcext:value-type="date">
            <text:p>03/12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7:54:33" calcext:value-type="date">
            <text:p>03/12/21 05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7:57:41" calcext:value-type="date">
            <text:p>03/12/21 05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0:48" calcext:value-type="date">
            <text:p>03/12/21 06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4:10" calcext:value-type="date">
            <text:p>03/12/21 06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07:17" calcext:value-type="date">
            <text:p>03/12/21 06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0:24" calcext:value-type="date">
            <text:p>03/12/21 06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3:32" calcext:value-type="date">
            <text:p>03/12/21 06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16:39" calcext:value-type="date">
            <text:p>03/12/21 06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19:45" calcext:value-type="date">
            <text:p>03/12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23:04" calcext:value-type="date">
            <text:p>03/12/21 06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6:11" calcext:value-type="date">
            <text:p>03/12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29:34" calcext:value-type="date">
            <text:p>03/12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32:40" calcext:value-type="date">
            <text:p>03/12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5:46" calcext:value-type="date">
            <text:p>03/12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38:52" calcext:value-type="date">
            <text:p>03/12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8:41:58" calcext:value-type="date">
            <text:p>03/12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5:04" calcext:value-type="date">
            <text:p>03/12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48:10" calcext:value-type="date">
            <text:p>03/12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8:51:15" calcext:value-type="date">
            <text:p>03/12/21 06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4:22" calcext:value-type="date">
            <text:p>03/12/21 07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27:28" calcext:value-type="date">
            <text:p>03/12/21 07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0:34" calcext:value-type="date">
            <text:p>03/12/21 07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33:40" calcext:value-type="date">
            <text:p>03/12/21 07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6:46" calcext:value-type="date">
            <text:p>03/12/21 07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39:52" calcext:value-type="date">
            <text:p>03/12/21 07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3:40" calcext:value-type="date">
            <text:p>03/12/21 07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9 Canary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46:46" calcext:value-type="date">
            <text:p>03/12/21 07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1:10" calcext:value-type="date">
            <text:p>03/12/21 07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19:54:16" calcext:value-type="date">
            <text:p>03/12/21 07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19:58:02" calcext:value-type="date">
            <text:p>03/12/21 07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1:08" calcext:value-type="date">
            <text:p>03/12/21 08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4:13" calcext:value-type="date">
            <text:p>03/12/21 08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07:19" calcext:value-type="date">
            <text:p>03/12/21 08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0:24" calcext:value-type="date">
            <text:p>03/12/21 08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3:30" calcext:value-type="date">
            <text:p>03/12/21 08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16:35" calcext:value-type="date">
            <text:p>03/12/21 08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19:41" calcext:value-type="date">
            <text:p>03/12/21 08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2:46" calcext:value-type="date">
            <text:p>03/12/21 08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26:33" calcext:value-type="date">
            <text:p>03/12/21 08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29:38" calcext:value-type="date">
            <text:p>03/12/21 08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32:43" calcext:value-type="date">
            <text:p>03/12/21 08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35:49" calcext:value-type="date">
            <text:p>03/12/21 08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3:14" calcext:value-type="date">
            <text:p>03/12/21 08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0:56:19" calcext:value-type="date">
            <text:p>03/12/21 08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0:59:25" calcext:value-type="date">
            <text:p>03/12/21 08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2:44" calcext:value-type="date">
            <text:p>03/12/21 09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5:50" calcext:value-type="date">
            <text:p>03/12/21 09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08:56" calcext:value-type="date">
            <text:p>03/12/21 09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2:02" calcext:value-type="date">
            <text:p>03/12/21 09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15:08" calcext:value-type="date">
            <text:p>03/12/21 09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18:14" calcext:value-type="date">
            <text:p>03/12/21 09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21:20" calcext:value-type="date">
            <text:p>03/12/21 09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5:07" calcext:value-type="date">
            <text:p>03/12/21 09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28:13" calcext:value-type="date">
            <text:p>03/12/21 09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1:19" calcext:value-type="date">
            <text:p>03/12/21 09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34:33" calcext:value-type="date">
            <text:p>03/12/21 09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2T21:37:39" calcext:value-type="date">
            <text:p>03/12/21 09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0 Bluebird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2T21:40:45" calcext:value-type="date">
            <text:p>03/12/21 09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1:03" calcext:value-type="date">
            <text:p>03/15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34:10" calcext:value-type="date">
            <text:p>03/15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37:18" calcext:value-type="date">
            <text:p>03/15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0:25" calcext:value-type="date">
            <text:p>03/15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43:33" calcext:value-type="date">
            <text:p>03/15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46:40" calcext:value-type="date">
            <text:p>03/15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0:30" calcext:value-type="date">
            <text:p>03/15/21 10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0:53:37" calcext:value-type="date">
            <text:p>03/15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0:58:08" calcext:value-type="date">
            <text:p>03/15/21 10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1:30" calcext:value-type="date">
            <text:p>03/15/21 11:0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04:37" calcext:value-type="date">
            <text:p>03/15/21 11:0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07:45" calcext:value-type="date">
            <text:p>03/15/21 11:0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0:52" calcext:value-type="date">
            <text:p>03/15/21 11:1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13:59" calcext:value-type="date">
            <text:p>03/15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17:07" calcext:value-type="date">
            <text:p>03/15/21 11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20:20" calcext:value-type="date">
            <text:p>03/15/21 11:2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3:27" calcext:value-type="date">
            <text:p>03/15/21 11:2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26:34" calcext:value-type="date">
            <text:p>03/15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0:21" calcext:value-type="date">
            <text:p>03/15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1:33:28" calcext:value-type="date">
            <text:p>03/15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6:34" calcext:value-type="date">
            <text:p>03/15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39:40" calcext:value-type="date">
            <text:p>03/15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43:28" calcext:value-type="date">
            <text:p>03/15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4:34" calcext:value-type="date">
            <text:p>03/15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1:57:52" calcext:value-type="date">
            <text:p>03/15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0:58" calcext:value-type="date">
            <text:p>03/15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04:05" calcext:value-type="date">
            <text:p>03/15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07:20" calcext:value-type="date">
            <text:p>03/15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0:26" calcext:value-type="date">
            <text:p>03/15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3:32" calcext:value-type="date">
            <text:p>03/15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1 Warbler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17:20" calcext:value-type="date">
            <text:p>03/15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1:04" calcext:value-type="date">
            <text:p>03/15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4:10" calcext:value-type="date">
            <text:p>03/15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27:57" calcext:value-type="date">
            <text:p>03/15/21 1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1:03" calcext:value-type="date">
            <text:p>03/15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34:20" calcext:value-type="date">
            <text:p>03/15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37:26" calcext:value-type="date">
            <text:p>03/15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0:31" calcext:value-type="date">
            <text:p>03/15/21 12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3:52" calcext:value-type="date">
            <text:p>03/15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47:52" calcext:value-type="date">
            <text:p>03/15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0:58" calcext:value-type="date">
            <text:p>03/15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2:54:05" calcext:value-type="date">
            <text:p>03/15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2:57:11" calcext:value-type="date">
            <text:p>03/15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0:17" calcext:value-type="date">
            <text:p>03/15/21 01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03:24" calcext:value-type="date">
            <text:p>03/15/21 01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07:11" calcext:value-type="date">
            <text:p>03/15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1:06" calcext:value-type="date">
            <text:p>03/15/21 01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4:12" calcext:value-type="date">
            <text:p>03/15/21 01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18:06" calcext:value-type="date">
            <text:p>03/15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21:12" calcext:value-type="date">
            <text:p>03/15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4:18" calcext:value-type="date">
            <text:p>03/15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27:25" calcext:value-type="date">
            <text:p>03/15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0:31" calcext:value-type="date">
            <text:p>03/15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33:37" calcext:value-type="date">
            <text:p>03/15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36:44" calcext:value-type="date">
            <text:p>03/15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40:55" calcext:value-type="date">
            <text:p>03/15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4:02" calcext:value-type="date">
            <text:p>03/15/21 01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8 Haw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47:08" calcext:value-type="date">
            <text:p>03/15/21 01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29 Turke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0:14" calcext:value-type="date">
            <text:p>03/15/21 01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3:20" calcext:value-type="date">
            <text:p>03/15/21 01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3:56:26" calcext:value-type="date">
            <text:p>03/15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2 Blue Jay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3:59:32" calcext:value-type="date">
            <text:p>03/15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09:59" calcext:value-type="date">
            <text:p>03/15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3:05" calcext:value-type="date">
            <text:p>03/15/21 0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16:11" calcext:value-type="date">
            <text:p>03/15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19:17" calcext:value-type="date">
            <text:p>03/15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2:23" calcext:value-type="date">
            <text:p>03/15/21 0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25:29" calcext:value-type="date">
            <text:p>03/15/21 0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28:35" calcext:value-type="date">
            <text:p>03/15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2:22" calcext:value-type="date">
            <text:p>03/15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35:27" calcext:value-type="date">
            <text:p>03/15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38:33" calcext:value-type="date">
            <text:p>03/15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41:39" calcext:value-type="date">
            <text:p>03/15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4:45" calcext:value-type="date">
            <text:p>03/15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47:51" calcext:value-type="date">
            <text:p>03/15/21 0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1:07" calcext:value-type="date">
            <text:p>03/15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4:54:12" calcext:value-type="date">
            <text:p>03/15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4:58:26" calcext:value-type="date">
            <text:p>03/15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1:33" calcext:value-type="date">
            <text:p>03/15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4:39" calcext:value-type="date">
            <text:p>03/15/21 03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07:45" calcext:value-type="date">
            <text:p>03/15/21 03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0:52" calcext:value-type="date">
            <text:p>03/15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3:58" calcext:value-type="date">
            <text:p>03/15/21 03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3 Parro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17:04" calcext:value-type="date">
            <text:p>03/15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0:10" calcext:value-type="date">
            <text:p>03/15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5 Dov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3:17" calcext:value-type="date">
            <text:p>03/15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6 Eag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26:23" calcext:value-type="date">
            <text:p>03/15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29:29" calcext:value-type="date">
            <text:p>03/15/21 03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2:36" calcext:value-type="date">
            <text:p>03/15/21 03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5:42" calcext:value-type="date">
            <text:p>03/15/21 03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5T15:39:29" calcext:value-type="date">
            <text:p>03/15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2:35" calcext:value-type="date">
            <text:p>03/15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3 Purple Mart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5T15:46:22" calcext:value-type="date">
            <text:p>03/15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4:36" calcext:value-type="date">
            <text:p>03/16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27:41" calcext:value-type="date">
            <text:p>03/16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0:47" calcext:value-type="date">
            <text:p>03/16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3:52" calcext:value-type="date">
            <text:p>03/16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36:57" calcext:value-type="date">
            <text:p>03/16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0:03" calcext:value-type="date">
            <text:p>03/16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43:08" calcext:value-type="date">
            <text:p>03/16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6:14" calcext:value-type="date">
            <text:p>03/16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49:28" calcext:value-type="date">
            <text:p>03/16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2:33" calcext:value-type="date">
            <text:p>03/16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1:55:48" calcext:value-type="date">
            <text:p>03/16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1:58:53" calcext:value-type="date">
            <text:p>03/16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1:59" calcext:value-type="date">
            <text:p>03/16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05:45" calcext:value-type="date">
            <text:p>03/16/21 1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08:51" calcext:value-type="date">
            <text:p>03/16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3:31" calcext:value-type="date">
            <text:p>03/16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16:37" calcext:value-type="date">
            <text:p>03/16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19:42" calcext:value-type="date">
            <text:p>03/16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2:59" calcext:value-type="date">
            <text:p>03/16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1 Flamin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6:06" calcext:value-type="date">
            <text:p>03/16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29:12" calcext:value-type="date">
            <text:p>03/16/21 1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3 Parrot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2:18" calcext:value-type="date">
            <text:p>03/16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35:24" calcext:value-type="date">
            <text:p>03/16/21 1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38:31" calcext:value-type="date">
            <text:p>03/16/21 1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1:37" calcext:value-type="date">
            <text:p>03/16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44:43" calcext:value-type="date">
            <text:p>03/16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48:30" calcext:value-type="date">
            <text:p>03/16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1:36" calcext:value-type="date">
            <text:p>03/16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2:54:42" calcext:value-type="date">
            <text:p>03/16/21 1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2:57:56" calcext:value-type="date">
            <text:p>03/16/21 1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4 Mourning Dove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01:02" calcext:value-type="date">
            <text:p>03/16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16:49" calcext:value-type="date">
            <text:p>03/16/21 01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0:37" calcext:value-type="date">
            <text:p>03/16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23:43" calcext:value-type="date">
            <text:p>03/16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27:04" calcext:value-type="date">
            <text:p>03/16/21 01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0:10" calcext:value-type="date">
            <text:p>03/16/21 01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3:16" calcext:value-type="date">
            <text:p>03/16/21 01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36:22" calcext:value-type="date">
            <text:p>03/16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39:28" calcext:value-type="date">
            <text:p>03/16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42:34" calcext:value-type="date">
            <text:p>03/16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5:41" calcext:value-type="date">
            <text:p>03/16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3:48:46" calcext:value-type="date">
            <text:p>03/16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1:51" calcext:value-type="date">
            <text:p>03/16/21 01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4:56" calcext:value-type="date">
            <text:p>03/16/21 01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3:58:01" calcext:value-type="date">
            <text:p>03/16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1:07" calcext:value-type="date">
            <text:p>03/16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04:24" calcext:value-type="date">
            <text:p>03/16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07:30" calcext:value-type="date">
            <text:p>03/16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10:35" calcext:value-type="date">
            <text:p>03/16/21 0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0 Swa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4:22" calcext:value-type="date">
            <text:p>03/16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17:28" calcext:value-type="date">
            <text:p>03/16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0:33" calcext:value-type="date">
            <text:p>03/16/21 0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23:39" calcext:value-type="date">
            <text:p>03/16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6:44" calcext:value-type="date">
            <text:p>03/16/21 0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29:49" calcext:value-type="date">
            <text:p>03/16/21 02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6 Eag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32:54" calcext:value-type="date">
            <text:p>03/16/21 0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5:59" calcext:value-type="date">
            <text:p>03/16/21 02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39:05" calcext:value-type="date">
            <text:p>03/16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2:10" calcext:value-type="date">
            <text:p>03/16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45:24" calcext:value-type="date">
            <text:p>03/16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1 Pelic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48:30" calcext:value-type="date">
            <text:p>03/16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5 Killdeer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4:51:35" calcext:value-type="date">
            <text:p>03/16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4:58:54" calcext:value-type="date">
            <text:p>03/16/21 0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1:59" calcext:value-type="date">
            <text:p>03/16/21 03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05:05" calcext:value-type="date">
            <text:p>03/16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08:10" calcext:value-type="date">
            <text:p>03/16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1:56" calcext:value-type="date">
            <text:p>03/16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5:02" calcext:value-type="date">
            <text:p>03/16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18:07" calcext:value-type="date">
            <text:p>03/16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1:12" calcext:value-type="date">
            <text:p>03/16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4:18" calcext:value-type="date">
            <text:p>03/16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27:23" calcext:value-type="date">
            <text:p>03/16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0:29" calcext:value-type="date">
            <text:p>03/16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3:34" calcext:value-type="date">
            <text:p>03/16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36:40" calcext:value-type="date">
            <text:p>03/16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39:45" calcext:value-type="date">
            <text:p>03/16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42:51" calcext:value-type="date">
            <text:p>03/16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6:28" calcext:value-type="date">
            <text:p>03/16/21 03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49:33" calcext:value-type="date">
            <text:p>03/16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2:47" calcext:value-type="date">
            <text:p>03/16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0 Sw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5:55:53" calcext:value-type="date">
            <text:p>03/16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5:58:59" calcext:value-type="date">
            <text:p>03/16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2:05" calcext:value-type="date">
            <text:p>03/16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05:10" calcext:value-type="date">
            <text:p>03/16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08:57" calcext:value-type="date">
            <text:p>03/16/21 04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2:03" calcext:value-type="date">
            <text:p>03/16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15:09" calcext:value-type="date">
            <text:p>03/16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18:15" calcext:value-type="date">
            <text:p>03/16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1:20" calcext:value-type="date">
            <text:p>03/16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24:26" calcext:value-type="date">
            <text:p>03/16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28:13" calcext:value-type="date">
            <text:p>03/16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6T16:31:19" calcext:value-type="date">
            <text:p>03/16/21 04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6 Mockingbi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6T16:34:25" calcext:value-type="date">
            <text:p>03/16/21 04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36:19" calcext:value-type="date">
            <text:p>03/17/21 09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39:27" calcext:value-type="date">
            <text:p>03/17/21 09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2:35" calcext:value-type="date">
            <text:p>03/17/21 09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5:42" calcext:value-type="date">
            <text:p>03/17/21 09:4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48:50" calcext:value-type="date">
            <text:p>03/17/21 09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2:03" calcext:value-type="date">
            <text:p>03/17/21 09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09:55:08" calcext:value-type="date">
            <text:p>03/17/21 09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09:58:12" calcext:value-type="date">
            <text:p>03/17/21 09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02:10" calcext:value-type="date">
            <text:p>03/17/21 10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5:23" calcext:value-type="date">
            <text:p>03/17/21 10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08:28" calcext:value-type="date">
            <text:p>03/17/21 10:0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11:33" calcext:value-type="date">
            <text:p>03/17/21 10:1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4:38" calcext:value-type="date">
            <text:p>03/17/21 10:1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17:52" calcext:value-type="date">
            <text:p>03/17/21 10:1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21:08" calcext:value-type="date">
            <text:p>03/17/21 10:2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24:53" calcext:value-type="date">
            <text:p>03/17/21 10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1:06" calcext:value-type="date">
            <text:p>03/17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34:10" calcext:value-type="date">
            <text:p>03/17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0 Sw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37:23" calcext:value-type="date">
            <text:p>03/17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40:27" calcext:value-type="date">
            <text:p>03/17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3:43" calcext:value-type="date">
            <text:p>03/17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6:49" calcext:value-type="date">
            <text:p>03/17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49:53" calcext:value-type="date">
            <text:p>03/17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2:58" calcext:value-type="date">
            <text:p>03/17/21 10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0:56:02" calcext:value-type="date">
            <text:p>03/17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0:59:07" calcext:value-type="date">
            <text:p>03/17/21 10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2:12" calcext:value-type="date">
            <text:p>03/17/21 11:0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5:17" calcext:value-type="date">
            <text:p>03/17/21 11:0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09:04" calcext:value-type="date">
            <text:p>03/17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12:09" calcext:value-type="date">
            <text:p>03/17/21 11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7 Mallard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15:14" calcext:value-type="date">
            <text:p>03/17/21 11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24:08" calcext:value-type="date">
            <text:p>03/17/21 11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27:14" calcext:value-type="date">
            <text:p>03/17/21 11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30:19" calcext:value-type="date">
            <text:p>03/17/21 11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3:25" calcext:value-type="date">
            <text:p>03/17/21 11:3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6:31" calcext:value-type="date">
            <text:p>03/17/21 11:3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39:37" calcext:value-type="date">
            <text:p>03/17/21 11:3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7 Robi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2:44" calcext:value-type="date">
            <text:p>03/17/21 11:4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46:02" calcext:value-type="date">
            <text:p>03/17/21 11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49:09" calcext:value-type="date">
            <text:p>03/17/21 11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2:15" calcext:value-type="date">
            <text:p>03/17/21 11:5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1 Warbl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1:55:21" calcext:value-type="date">
            <text:p>03/17/21 11:5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2 Blue Ja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1:58:27" calcext:value-type="date">
            <text:p>03/17/21 11:5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1:33" calcext:value-type="date">
            <text:p>03/17/21 1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4:39" calcext:value-type="date">
            <text:p>03/17/21 1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08:26" calcext:value-type="date">
            <text:p>03/17/21 12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1:32" calcext:value-type="date">
            <text:p>03/17/21 1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16:30" calcext:value-type="date">
            <text:p>03/17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19:36" calcext:value-type="date">
            <text:p>03/17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2:41" calcext:value-type="date">
            <text:p>03/17/21 12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5:47" calcext:value-type="date">
            <text:p>03/17/21 12:2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2 Ostri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28:53" calcext:value-type="date">
            <text:p>03/17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2:53" calcext:value-type="date">
            <text:p>03/17/21 12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36:10" calcext:value-type="date">
            <text:p>03/17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39:16" calcext:value-type="date">
            <text:p>03/17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2:23" calcext:value-type="date">
            <text:p>03/17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5:29" calcext:value-type="date">
            <text:p>03/17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48:49" calcext:value-type="date">
            <text:p>03/17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2:51:56" calcext:value-type="date">
            <text:p>03/17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5:02" calcext:value-type="date">
            <text:p>03/17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2:58:08" calcext:value-type="date">
            <text:p>03/17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8 Sea Gul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01:14" calcext:value-type="date">
            <text:p>03/17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4:00" calcext:value-type="date">
            <text:p>03/17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28:12" calcext:value-type="date">
            <text:p>03/17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1:18" calcext:value-type="date">
            <text:p>03/17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3:34:24" calcext:value-type="date">
            <text:p>03/17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09:47" calcext:value-type="date">
            <text:p>03/17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2:55" calcext:value-type="date">
            <text:p>03/17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6:02" calcext:value-type="date">
            <text:p>03/17/21 0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19:10" calcext:value-type="date">
            <text:p>03/17/21 0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3:52" calcext:value-type="date">
            <text:p>03/17/21 0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27:00" calcext:value-type="date">
            <text:p>03/17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30:08" calcext:value-type="date">
            <text:p>03/17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3:15" calcext:value-type="date">
            <text:p>03/17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6:28" calcext:value-type="date">
            <text:p>03/17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39:35" calcext:value-type="date">
            <text:p>03/17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2:41" calcext:value-type="date">
            <text:p>03/17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45:57" calcext:value-type="date">
            <text:p>03/17/21 0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49:32" calcext:value-type="date">
            <text:p>03/17/21 0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2:38" calcext:value-type="date">
            <text:p>03/17/21 0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4:56:26" calcext:value-type="date">
            <text:p>03/17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4:59:39" calcext:value-type="date">
            <text:p>03/17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2:45" calcext:value-type="date">
            <text:p>03/17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05:51" calcext:value-type="date">
            <text:p>03/17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08:57" calcext:value-type="date">
            <text:p>03/17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19:51" calcext:value-type="date">
            <text:p>03/17/21 03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24:59" calcext:value-type="date">
            <text:p>03/17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1:53" calcext:value-type="date">
            <text:p>03/17/21 03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8 Hawk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34:59" calcext:value-type="date">
            <text:p>03/17/21 03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5:40:21" calcext:value-type="date">
            <text:p>03/17/21 03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0 Peacoc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43:27" calcext:value-type="date">
            <text:p>03/17/21 03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7T15:59:53" calcext:value-type="date">
            <text:p>03/17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19 Penguin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7T16:02:59" calcext:value-type="date">
            <text:p>03/17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34:16" calcext:value-type="date">
            <text:p>03/18/21 10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37:24" calcext:value-type="date">
            <text:p>03/18/21 10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0:31" calcext:value-type="date">
            <text:p>03/18/21 10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3:39" calcext:value-type="date">
            <text:p>03/18/21 10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46:46" calcext:value-type="date">
            <text:p>03/18/21 10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49:54" calcext:value-type="date">
            <text:p>03/18/21 10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0:53:49" calcext:value-type="date">
            <text:p>03/18/21 10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0:56:54" calcext:value-type="date">
            <text:p>03/18/21 10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9 Canar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0:00" calcext:value-type="date">
            <text:p>03/18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3:05" calcext:value-type="date">
            <text:p>03/18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06:52" calcext:value-type="date">
            <text:p>03/18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09:58" calcext:value-type="date">
            <text:p>03/18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13:04" calcext:value-type="date">
            <text:p>03/18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4 Mourning Dov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6:09" calcext:value-type="date">
            <text:p>03/18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19:15" calcext:value-type="date">
            <text:p>03/18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2:20" calcext:value-type="date">
            <text:p>03/18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25:26" calcext:value-type="date">
            <text:p>03/18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28:31" calcext:value-type="date">
            <text:p>03/18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1:37" calcext:value-type="date">
            <text:p>03/18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4:42" calcext:value-type="date">
            <text:p>03/18/21 11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37:48" calcext:value-type="date">
            <text:p>03/18/21 11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1:40:53" calcext:value-type="date">
            <text:p>03/18/21 11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3:59" calcext:value-type="date">
            <text:p>03/18/21 11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47:04" calcext:value-type="date">
            <text:p>03/18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0:09" calcext:value-type="date">
            <text:p>03/18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4:02" calcext:value-type="date">
            <text:p>03/18/21 11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1:57:07" calcext:value-type="date">
            <text:p>03/18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29 Turke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0:12" calcext:value-type="date">
            <text:p>03/18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3:17" calcext:value-type="date">
            <text:p>03/18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07:04" calcext:value-type="date">
            <text:p>03/18/21 1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0 Swa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0:09" calcext:value-type="date">
            <text:p>03/18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14:33" calcext:value-type="date">
            <text:p>03/18/21 1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 Sparrow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17:39" calcext:value-type="date">
            <text:p>03/18/21 1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0:45" calcext:value-type="date">
            <text:p>03/18/21 12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23:51" calcext:value-type="date">
            <text:p>03/18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26:57" calcext:value-type="date">
            <text:p>03/18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0:03" calcext:value-type="date">
            <text:p>03/18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3:09" calcext:value-type="date">
            <text:p>03/18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36:15" calcext:value-type="date">
            <text:p>03/18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9 Canar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39:22" calcext:value-type="date">
            <text:p>03/18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42:28" calcext:value-type="date">
            <text:p>03/18/21 1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5:34" calcext:value-type="date">
            <text:p>03/18/21 12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48:40" calcext:value-type="date">
            <text:p>03/18/21 1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1:56" calcext:value-type="date">
            <text:p>03/18/21 1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2:55:02" calcext:value-type="date">
            <text:p>03/18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2:58:08" calcext:value-type="date">
            <text:p>03/18/21 12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1:23" calcext:value-type="date">
            <text:p>03/18/21 01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04:29" calcext:value-type="date">
            <text:p>03/18/21 01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8 Sea Gul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07:44" calcext:value-type="date">
            <text:p>03/18/21 01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19 Pengu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0:50" calcext:value-type="date">
            <text:p>03/18/21 01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13:56" calcext:value-type="date">
            <text:p>03/18/21 01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17:02" calcext:value-type="date">
            <text:p>03/18/21 01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3 Parro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0:08" calcext:value-type="date">
            <text:p>03/18/21 01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3:14" calcext:value-type="date">
            <text:p>03/18/21 01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26:33" calcext:value-type="date">
            <text:p>03/18/21 01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29:38" calcext:value-type="date">
            <text:p>03/18/21 01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7 Ow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2:44" calcext:value-type="date">
            <text:p>03/18/21 01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6:03" calcext:value-type="date">
            <text:p>03/18/21 01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39:17" calcext:value-type="date">
            <text:p>03/18/21 01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0 Peacock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2:23" calcext:value-type="date">
            <text:p>03/18/21 01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45:29" calcext:value-type="date">
            <text:p>03/18/21 01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1 Flamingo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48:35" calcext:value-type="date">
            <text:p>03/18/21 01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2:17" calcext:value-type="date">
            <text:p>03/18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3:55:23" calcext:value-type="date">
            <text:p>03/18/21 01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3:58:29" calcext:value-type="date">
            <text:p>03/18/21 01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01:35" calcext:value-type="date">
            <text:p>03/18/21 02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4:41" calcext:value-type="date">
            <text:p>03/18/21 02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07:47" calcext:value-type="date">
            <text:p>03/18/21 02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1:34" calcext:value-type="date">
            <text:p>03/18/21 02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4:49" calcext:value-type="date">
            <text:p>03/18/21 02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17:55" calcext:value-type="date">
            <text:p>03/18/21 02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1:01" calcext:value-type="date">
            <text:p>03/18/21 0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24:07" calcext:value-type="date">
            <text:p>03/18/21 0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27:13" calcext:value-type="date">
            <text:p>03/18/21 02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0:19" calcext:value-type="date">
            <text:p>03/18/21 0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3:25" calcext:value-type="date">
            <text:p>03/18/21 0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36:31" calcext:value-type="date">
            <text:p>03/18/21 0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39:45" calcext:value-type="date">
            <text:p>03/18/21 0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2:53" calcext:value-type="date">
            <text:p>03/18/21 02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46:02" calcext:value-type="date">
            <text:p>03/18/21 0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0:09" calcext:value-type="date">
            <text:p>03/18/21 0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3:18" calcext:value-type="date">
            <text:p>03/18/21 0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1 Flaming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4:56:26" calcext:value-type="date">
            <text:p>03/18/21 0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3 Parr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4:59:32" calcext:value-type="date">
            <text:p>03/18/21 0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2:38" calcext:value-type="date">
            <text:p>03/18/21 03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5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05:44" calcext:value-type="date">
            <text:p>03/18/21 03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08:50" calcext:value-type="date">
            <text:p>03/18/21 03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11:55" calcext:value-type="date">
            <text:p>03/18/21 03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5:01" calcext:value-type="date">
            <text:p>03/18/21 03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18:06" calcext:value-type="date">
            <text:p>03/18/21 03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21:10" calcext:value-type="date">
            <text:p>03/18/21 03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4:16" calcext:value-type="date">
            <text:p>03/18/21 03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2 Ostrich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27:20" calcext:value-type="date">
            <text:p>03/18/21 03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0:25" calcext:value-type="date">
            <text:p>03/18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3:30" calcext:value-type="date">
            <text:p>03/18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36:35" calcext:value-type="date">
            <text:p>03/18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39:40" calcext:value-type="date">
            <text:p>03/18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2:45" calcext:value-type="date">
            <text:p>03/18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45:50" calcext:value-type="date">
            <text:p>03/18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48:55" calcext:value-type="date">
            <text:p>03/18/21 03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2:00" calcext:value-type="date">
            <text:p>03/18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9 Can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5:55:05" calcext:value-type="date">
            <text:p>03/18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5:58:24" calcext:value-type="date">
            <text:p>03/18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1:29" calcext:value-type="date">
            <text:p>03/18/21 04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04:34" calcext:value-type="date">
            <text:p>03/18/21 04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07:39" calcext:value-type="date">
            <text:p>03/18/21 04:0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0:55" calcext:value-type="date">
            <text:p>03/18/21 04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4:10" calcext:value-type="date">
            <text:p>03/18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17:15" calcext:value-type="date">
            <text:p>03/18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7 Malla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0:21" calcext:value-type="date">
            <text:p>03/18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24:15" calcext:value-type="date">
            <text:p>03/18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27:22" calcext:value-type="date">
            <text:p>03/18/21 04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0:29" calcext:value-type="date">
            <text:p>03/18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3:36" calcext:value-type="date">
            <text:p>03/18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36:42" calcext:value-type="date">
            <text:p>03/18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39:48" calcext:value-type="date">
            <text:p>03/18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42:54" calcext:value-type="date">
            <text:p>03/18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6:00" calcext:value-type="date">
            <text:p>03/18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7 Ow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49:06" calcext:value-type="date">
            <text:p>03/18/21 04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2:13" calcext:value-type="date">
            <text:p>03/18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6:55:21" calcext:value-type="date">
            <text:p>03/18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6:58:28" calcext:value-type="date">
            <text:p>03/18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02:24" calcext:value-type="date">
            <text:p>03/18/21 05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3 Parrot</text:p>
          </table:table-cell>
          <table:table-cell office:value-type="string" calcext:value-type="string">
            <text:p>32 Roadrun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05:31" calcext:value-type="date">
            <text:p>03/18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17:40" calcext:value-type="date">
            <text:p>03/18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0:59" calcext:value-type="date">
            <text:p>03/18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24:05" calcext:value-type="date">
            <text:p>03/18/21 05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27:24" calcext:value-type="date">
            <text:p>03/18/21 05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0:30" calcext:value-type="date">
            <text:p>03/18/21 05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7:33:36" calcext:value-type="date">
            <text:p>03/18/21 05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37:36" calcext:value-type="date">
            <text:p>03/18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0:43" calcext:value-type="date">
            <text:p>03/18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3:49" calcext:value-type="date">
            <text:p>03/18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46:55" calcext:value-type="date">
            <text:p>03/18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0:01" calcext:value-type="date">
            <text:p>03/18/21 05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3:07" calcext:value-type="date">
            <text:p>03/18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6:25" calcext:value-type="date">
            <text:p>03/18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7:59:32" calcext:value-type="date">
            <text:p>03/18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02:38" calcext:value-type="date">
            <text:p>03/18/21 06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5:53" calcext:value-type="date">
            <text:p>03/18/21 06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08:59" calcext:value-type="date">
            <text:p>03/18/21 06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8 Sea Gul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2:05" calcext:value-type="date">
            <text:p>03/18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15:11" calcext:value-type="date">
            <text:p>03/18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0 Sw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18:18" calcext:value-type="date">
            <text:p>03/18/21 06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1:24" calcext:value-type="date">
            <text:p>03/18/21 06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24:30" calcext:value-type="date">
            <text:p>03/18/21 06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27:36" calcext:value-type="date">
            <text:p>03/18/21 06:2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30:42" calcext:value-type="date">
            <text:p>03/18/21 06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6 Eag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4:59" calcext:value-type="date">
            <text:p>03/18/21 06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38:18" calcext:value-type="date">
            <text:p>03/18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1:24" calcext:value-type="date">
            <text:p>03/18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44:30" calcext:value-type="date">
            <text:p>03/18/21 06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47:36" calcext:value-type="date">
            <text:p>03/18/21 06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18T18:50:42" calcext:value-type="date">
            <text:p>03/18/21 06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4 Heron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18T18:53:47" calcext:value-type="date">
            <text:p>03/18/21 06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 Hummingbir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37:21" calcext:value-type="date">
            <text:p>03/23/21 05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0:29" calcext:value-type="date">
            <text:p>03/23/21 05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3:37" calcext:value-type="date">
            <text:p>03/23/21 05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46:45" calcext:value-type="date">
            <text:p>03/23/21 05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49:52" calcext:value-type="date">
            <text:p>03/23/21 05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7:53:00" calcext:value-type="date">
            <text:p>03/23/21 05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6:08" calcext:value-type="date">
            <text:p>03/23/21 05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7:59:16" calcext:value-type="date">
            <text:p>03/23/21 05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3:05" calcext:value-type="date">
            <text:p>03/23/21 06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06:13" calcext:value-type="date">
            <text:p>03/23/21 06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09:20" calcext:value-type="date">
            <text:p>03/23/21 06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2:28" calcext:value-type="date">
            <text:p>03/23/21 06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15:36" calcext:value-type="date">
            <text:p>03/23/21 06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19:25" calcext:value-type="date">
            <text:p>03/23/21 06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2:44" calcext:value-type="date">
            <text:p>03/23/21 06:2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6:04" calcext:value-type="date">
            <text:p>03/23/21 06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7 Malla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29:10" calcext:value-type="date">
            <text:p>03/23/21 06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8 Sea Gu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2:16" calcext:value-type="date">
            <text:p>03/23/21 06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35:23" calcext:value-type="date">
            <text:p>03/23/21 06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0 Sw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38:29" calcext:value-type="date">
            <text:p>03/23/21 06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1 Flaming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1:35" calcext:value-type="date">
            <text:p>03/23/21 06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2 Ostri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8:45:28" calcext:value-type="date">
            <text:p>03/23/21 06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48:34" calcext:value-type="date">
            <text:p>03/23/21 06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2:22" calcext:value-type="date">
            <text:p>03/23/21 06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5:28" calcext:value-type="date">
            <text:p>03/23/21 06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7 Ow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8:58:34" calcext:value-type="date">
            <text:p>03/23/21 06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1:40" calcext:value-type="date">
            <text:p>03/23/21 07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3T19:04:58" calcext:value-type="date">
            <text:p>03/23/21 07:0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0 Peacoc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08:04" calcext:value-type="date">
            <text:p>03/23/21 07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1:10" calcext:value-type="date">
            <text:p>03/23/21 07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5 Dove</text:p>
          </table:table-cell>
          <table:table-cell office:value-type="string" calcext:value-type="string">
            <text:p>32 Roadrunn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3T19:14:16" calcext:value-type="date">
            <text:p>03/23/21 07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24:00" calcext:value-type="date">
            <text:p>03/29/21 09:2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27:08" calcext:value-type="date">
            <text:p>03/29/21 09:2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30:16" calcext:value-type="date">
            <text:p>03/29/21 09:3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4:30" calcext:value-type="date">
            <text:p>03/29/21 09:3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37:36" calcext:value-type="date">
            <text:p>03/29/21 09:3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0:41" calcext:value-type="date">
            <text:p>03/29/21 09:4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3:47" calcext:value-type="date">
            <text:p>03/29/21 09:4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46:53" calcext:value-type="date">
            <text:p>03/29/21 09:4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49:59" calcext:value-type="date">
            <text:p>03/29/21 09:4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3:04" calcext:value-type="date">
            <text:p>03/29/21 09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09:56:10" calcext:value-type="date">
            <text:p>03/29/21 09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09:59:57" calcext:value-type="date">
            <text:p>03/29/21 09:5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3:03" calcext:value-type="date">
            <text:p>03/29/21 10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06:09" calcext:value-type="date">
            <text:p>03/29/21 10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09:14" calcext:value-type="date">
            <text:p>03/29/21 10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2:20" calcext:value-type="date">
            <text:p>03/29/21 10:1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15:26" calcext:value-type="date">
            <text:p>03/29/21 10:1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19:13" calcext:value-type="date">
            <text:p>03/29/21 10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19 Pengu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2:18" calcext:value-type="date">
            <text:p>03/29/21 10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25:24" calcext:value-type="date">
            <text:p>03/29/21 10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28:43" calcext:value-type="date">
            <text:p>03/29/21 10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2 Ostrich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1:48" calcext:value-type="date">
            <text:p>03/29/21 10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3 Parr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5:41" calcext:value-type="date">
            <text:p>03/29/21 10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4 Her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38:47" calcext:value-type="date">
            <text:p>03/29/21 10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5 Dov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1:52" calcext:value-type="date">
            <text:p>03/29/21 10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44:58" calcext:value-type="date">
            <text:p>03/29/21 10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8 Haw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48:03" calcext:value-type="date">
            <text:p>03/29/21 10:4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29 Turke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1:09" calcext:value-type="date">
            <text:p>03/29/21 10:5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0 Peacock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0:54:14" calcext:value-type="date">
            <text:p>03/29/21 10:5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1 Pelica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0:57:20" calcext:value-type="date">
            <text:p>03/29/21 10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6 Eagle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0:25" calcext:value-type="date">
            <text:p>03/29/21 11:0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3:41" calcext:value-type="date">
            <text:p>03/29/21 11:0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06:46" calcext:value-type="date">
            <text:p>03/29/21 11:0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09:51" calcext:value-type="date">
            <text:p>03/29/21 11:0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13:38" calcext:value-type="date">
            <text:p>03/29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6:44" calcext:value-type="date">
            <text:p>03/29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19:49" calcext:value-type="date">
            <text:p>03/29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2:54" calcext:value-type="date">
            <text:p>03/29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26:00" calcext:value-type="date">
            <text:p>03/29/21 11:2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29:05" calcext:value-type="date">
            <text:p>03/29/21 11:2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2:11" calcext:value-type="date">
            <text:p>03/29/21 11:3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5:16" calcext:value-type="date">
            <text:p>03/29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38:22" calcext:value-type="date">
            <text:p>03/29/21 11:3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1:27" calcext:value-type="date">
            <text:p>03/29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4:32" calcext:value-type="date">
            <text:p>03/29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47:38" calcext:value-type="date">
            <text:p>03/29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0:43" calcext:value-type="date">
            <text:p>03/29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7 Malla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1:53:49" calcext:value-type="date">
            <text:p>03/29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1:56:55" calcext:value-type="date">
            <text:p>03/29/21 11:5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19 Pengui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00:00" calcext:value-type="date">
            <text:p>03/29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3:06" calcext:value-type="date">
            <text:p>03/29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1 Flamingo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6:12" calcext:value-type="date">
            <text:p>03/29/21 12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09:29" calcext:value-type="date">
            <text:p>03/29/21 1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3 Parrot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12:34" calcext:value-type="date">
            <text:p>03/29/21 1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4 Hero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5:40" calcext:value-type="date">
            <text:p>03/29/21 1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18:45" calcext:value-type="date">
            <text:p>03/29/21 12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1:51" calcext:value-type="date">
            <text:p>03/29/21 12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8 Haw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4:56" calcext:value-type="date">
            <text:p>03/29/21 12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29 Turke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28:02" calcext:value-type="date">
            <text:p>03/29/21 1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0 Peacoc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1:07" calcext:value-type="date">
            <text:p>03/29/21 1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1 Pelica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34:13" calcext:value-type="date">
            <text:p>03/29/21 1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7 Owl</text:p>
          </table:table-cell>
          <table:table-cell office:value-type="string" calcext:value-type="string">
            <text:p>32 Roadrunn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37:18" calcext:value-type="date">
            <text:p>03/29/21 12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1:03" calcext:value-type="date">
            <text:p>03/29/21 1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44:09" calcext:value-type="date">
            <text:p>03/29/21 1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47:15" calcext:value-type="date">
            <text:p>03/29/21 12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0:30" calcext:value-type="date">
            <text:p>03/29/21 12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5 Cardina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2:53:36" calcext:value-type="date">
            <text:p>03/29/21 12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6:42" calcext:value-type="date">
            <text:p>03/29/21 12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2:59:47" calcext:value-type="date">
            <text:p>03/29/21 12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2:53" calcext:value-type="date">
            <text:p>03/29/21 01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5:59" calcext:value-type="date">
            <text:p>03/29/21 01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09:04" calcext:value-type="date">
            <text:p>03/29/21 01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2:22" calcext:value-type="date">
            <text:p>03/29/21 01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15:40" calcext:value-type="date">
            <text:p>03/29/21 01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18:45" calcext:value-type="date">
            <text:p>03/29/21 01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1:51" calcext:value-type="date">
            <text:p>03/29/21 01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4:57" calcext:value-type="date">
            <text:p>03/29/21 01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28:12" calcext:value-type="date">
            <text:p>03/29/21 01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1:18" calcext:value-type="date">
            <text:p>03/29/21 01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8 Sea G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34:23" calcext:value-type="date">
            <text:p>03/29/21 01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37:29" calcext:value-type="date">
            <text:p>03/29/21 01:3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0 Sw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0:34" calcext:value-type="date">
            <text:p>03/29/21 01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3:40" calcext:value-type="date">
            <text:p>03/29/21 01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46:46" calcext:value-type="date">
            <text:p>03/29/21 01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49:52" calcext:value-type="date">
            <text:p>03/29/21 01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4 Her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2:57" calcext:value-type="date">
            <text:p>03/29/21 01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3:56:03" calcext:value-type="date">
            <text:p>03/29/21 01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3:59:08" calcext:value-type="date">
            <text:p>03/29/21 01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7 Ow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2:14" calcext:value-type="date">
            <text:p>03/29/21 02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29 Turk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5:20" calcext:value-type="date">
            <text:p>03/29/21 02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09:07" calcext:value-type="date">
            <text:p>03/29/21 02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1 Pelic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2:13" calcext:value-type="date">
            <text:p>03/29/21 02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8 Hawk</text:p>
          </table:table-cell>
          <table:table-cell office:value-type="string" calcext:value-type="string">
            <text:p>32 Roadrunn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15:18" calcext:value-type="date">
            <text:p>03/29/21 02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28:47" calcext:value-type="date">
            <text:p>03/29/21 02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 Sparrow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31:53" calcext:value-type="date">
            <text:p>03/29/21 02:3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4:58" calcext:value-type="date">
            <text:p>03/29/21 02:3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38:03" calcext:value-type="date">
            <text:p>03/29/21 02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41:08" calcext:value-type="date">
            <text:p>03/29/21 02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4:55" calcext:value-type="date">
            <text:p>03/29/21 02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48:00" calcext:value-type="date">
            <text:p>03/29/21 02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4:51:05" calcext:value-type="date">
            <text:p>03/29/21 02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4:10" calcext:value-type="date">
            <text:p>03/29/21 02:5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0 Bluebird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4:57:29" calcext:value-type="date">
            <text:p>03/29/21 02:5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1 Warbler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0:34" calcext:value-type="date">
            <text:p>03/29/21 03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03:49" calcext:value-type="date">
            <text:p>03/29/21 03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06:55" calcext:value-type="date">
            <text:p>03/29/21 03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0:41" calcext:value-type="date">
            <text:p>03/29/21 03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14:01" calcext:value-type="date">
            <text:p>03/29/21 03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6 Mocking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17:06" calcext:value-type="date">
            <text:p>03/29/21 03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20:11" calcext:value-type="date">
            <text:p>03/29/21 03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8 Sea G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3:16" calcext:value-type="date">
            <text:p>03/29/21 03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26:21" calcext:value-type="date">
            <text:p>03/29/21 03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0:20" calcext:value-type="date">
            <text:p>03/29/21 03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33:25" calcext:value-type="date">
            <text:p>03/29/21 03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2 Ostri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6:30" calcext:value-type="date">
            <text:p>03/29/21 03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39:35" calcext:value-type="date">
            <text:p>03/29/21 03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4 He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42:40" calcext:value-type="date">
            <text:p>03/29/21 03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5 Dov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5:45" calcext:value-type="date">
            <text:p>03/29/21 03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6 Eag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49:44" calcext:value-type="date">
            <text:p>03/29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5:53:30" calcext:value-type="date">
            <text:p>03/29/21 03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28 Haw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6:35" calcext:value-type="date">
            <text:p>03/29/21 03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5:59:40" calcext:value-type="date">
            <text:p>03/29/21 03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1 Pelic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2:45" calcext:value-type="date">
            <text:p>03/29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29 Turkey</text:p>
          </table:table-cell>
          <table:table-cell office:value-type="string" calcext:value-type="string">
            <text:p>32 Roadrunn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05:50" calcext:value-type="date">
            <text:p>03/29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14:37" calcext:value-type="date">
            <text:p>03/29/21 04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17:42" calcext:value-type="date">
            <text:p>03/29/21 04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0:48" calcext:value-type="date">
            <text:p>03/29/21 04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3:53" calcext:value-type="date">
            <text:p>03/29/21 04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26:58" calcext:value-type="date">
            <text:p>03/29/21 04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0:04" calcext:value-type="date">
            <text:p>03/29/21 04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3:09" calcext:value-type="date">
            <text:p>03/29/21 04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36:56" calcext:value-type="date">
            <text:p>03/29/21 04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0:01" calcext:value-type="date">
            <text:p>03/29/21 04:4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43:07" calcext:value-type="date">
            <text:p>03/29/21 04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46:12" calcext:value-type="date">
            <text:p>03/29/21 04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0:05" calcext:value-type="date">
            <text:p>03/29/21 04:5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3:10" calcext:value-type="date">
            <text:p>03/29/21 04:5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4 Mourning Dov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6:56:15" calcext:value-type="date">
            <text:p>03/29/21 04:5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6:59:21" calcext:value-type="date">
            <text:p>03/29/21 04:5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3:07" calcext:value-type="date">
            <text:p>03/29/21 05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7 Mallar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6:13" calcext:value-type="date">
            <text:p>03/29/21 05:0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09:18" calcext:value-type="date">
            <text:p>03/29/21 05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19 Pengu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3:05" calcext:value-type="date">
            <text:p>03/29/21 05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16:10" calcext:value-type="date">
            <text:p>03/29/21 05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1 Flaming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19:16" calcext:value-type="date">
            <text:p>03/29/21 05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2 Ostri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23:03" calcext:value-type="date">
            <text:p>03/29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6:08" calcext:value-type="date">
            <text:p>03/29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4 Hero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29:13" calcext:value-type="date">
            <text:p>03/29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5 Do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2:19" calcext:value-type="date">
            <text:p>03/29/21 05:3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6 Eag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35:24" calcext:value-type="date">
            <text:p>03/29/21 05:3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7 Ow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38:29" calcext:value-type="date">
            <text:p>03/29/21 05:3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8 Haw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1:45" calcext:value-type="date">
            <text:p>03/29/21 05:4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29T17:44:50" calcext:value-type="date">
            <text:p>03/29/21 05:4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1 Pelica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47:55" calcext:value-type="date">
            <text:p>03/29/21 05:4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0 Peacock</text:p>
          </table:table-cell>
          <table:table-cell office:value-type="string" calcext:value-type="string">
            <text:p>32 Roadrunn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29T17:51:01" calcext:value-type="date">
            <text:p>03/29/21 05:5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3:07" calcext:value-type="date">
            <text:p>03/31/21 11:1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6:14" calcext:value-type="date">
            <text:p>03/31/21 11:16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19:21" calcext:value-type="date">
            <text:p>03/31/21 11:19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4 Chickade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2:29" calcext:value-type="date">
            <text:p>03/31/21 11:22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5:36" calcext:value-type="date">
            <text:p>03/31/21 11:2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28:42" calcext:value-type="date">
            <text:p>03/31/21 11:28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31:47" calcext:value-type="date">
            <text:p>03/31/21 11:3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35:33" calcext:value-type="date">
            <text:p>03/31/21 11:35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1:08" calcext:value-type="date">
            <text:p>03/31/21 11:41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44:13" calcext:value-type="date">
            <text:p>03/31/21 11:44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47:18" calcext:value-type="date">
            <text:p>03/31/21 11:4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0:32" calcext:value-type="date">
            <text:p>03/31/21 11:50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1:53:37" calcext:value-type="date">
            <text:p>03/31/21 11:53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1:57:23" calcext:value-type="date">
            <text:p>03/31/21 11:57 A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00:28" calcext:value-type="date">
            <text:p>03/31/21 12:0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03:32" calcext:value-type="date">
            <text:p>03/31/21 12:0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7 Mallard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10:24" calcext:value-type="date">
            <text:p>03/31/21 12:1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8 Sea G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3:32" calcext:value-type="date">
            <text:p>03/31/21 12:1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19 Pengui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6:40" calcext:value-type="date">
            <text:p>03/31/21 12:1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0 Swa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19:48" calcext:value-type="date">
            <text:p>03/31/21 12:1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23:37" calcext:value-type="date">
            <text:p>03/31/21 12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26:57" calcext:value-type="date">
            <text:p>03/31/21 12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3 Parr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0:04" calcext:value-type="date">
            <text:p>03/31/21 12:3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4 Her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3:12" calcext:value-type="date">
            <text:p>03/31/21 12:3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36:18" calcext:value-type="date">
            <text:p>03/31/21 12:3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6 Eag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39:22" calcext:value-type="date">
            <text:p>03/31/21 12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7 Ow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3:07" calcext:value-type="date">
            <text:p>03/31/21 12:4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8 Hawk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46:12" calcext:value-type="date">
            <text:p>03/31/21 12:4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29 Turke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49:17" calcext:value-type="date">
            <text:p>03/31/21 12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0 Peacock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2:52:21" calcext:value-type="date">
            <text:p>03/31/21 12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1 Pelican</text:p>
          </table:table-cell>
          <table:table-cell office:value-type="string" calcext:value-type="string">
            <text:p>32 Roadrunner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2:55:26" calcext:value-type="date">
            <text:p>03/31/21 12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49:35" calcext:value-type="date">
            <text:p>03/31/21 03:4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2:43" calcext:value-type="date">
            <text:p>03/31/21 03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5:55:51" calcext:value-type="date">
            <text:p>03/31/21 03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5:58:59" calcext:value-type="date">
            <text:p>03/31/21 03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2:49" calcext:value-type="date">
            <text:p>03/31/21 04:0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05:57" calcext:value-type="date">
            <text:p>03/31/21 04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09:04" calcext:value-type="date">
            <text:p>03/31/21 04:0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8 Woodpeck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2:12" calcext:value-type="date">
            <text:p>03/31/21 04:1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15:20" calcext:value-type="date">
            <text:p>03/31/21 04:1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18:27" calcext:value-type="date">
            <text:p>03/31/21 04:1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21:34" calcext:value-type="date">
            <text:p>03/31/21 04:2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4:53" calcext:value-type="date">
            <text:p>03/31/21 04:2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28:41" calcext:value-type="date">
            <text:p>03/31/21 04:2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39:33" calcext:value-type="date">
            <text:p>03/31/21 04:3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2:42" calcext:value-type="date">
            <text:p>03/31/21 04:4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5:49" calcext:value-type="date">
            <text:p>03/31/21 04:4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7 Malla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48:57" calcext:value-type="date">
            <text:p>03/31/21 04:4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8 Sea Gull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2:05" calcext:value-type="date">
            <text:p>03/31/21 04:52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19 Pengu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6:55:24" calcext:value-type="date">
            <text:p>03/31/21 04:5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0 Swa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6:58:44" calcext:value-type="date">
            <text:p>03/31/21 04:5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1 Flaming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1:52" calcext:value-type="date">
            <text:p>03/31/21 05:0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2 Ostri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05:00" calcext:value-type="date">
            <text:p>03/31/21 05:05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3 Par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08:08" calcext:value-type="date">
            <text:p>03/31/21 05:08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4 Her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1:15" calcext:value-type="date">
            <text:p>03/31/21 05:11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5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4:21" calcext:value-type="date">
            <text:p>03/31/21 05:14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6 Eagl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17:28" calcext:value-type="date">
            <text:p>03/31/21 05:17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7 Ow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0:34" calcext:value-type="date">
            <text:p>03/31/21 05:20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8 Haw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23:41" calcext:value-type="date">
            <text:p>03/31/21 05:23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29 Turk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6:47" calcext:value-type="date">
            <text:p>03/31/21 05:26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0 Peacoc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3-31T17:29:54" calcext:value-type="date">
            <text:p>03/31/21 05:29 PM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32 Roadrunner</text:p>
          </table:table-cell>
          <table:table-cell office:value-type="string" calcext:value-type="string">
            <text:p>31 Pelica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3-31T17:33:00" calcext:value-type="date">
            <text:p>03/31/21 05:33 PM</text:p>
          </table:table-cell>
        </table:table-row>
      </table:table>
      <table:table table:name="4" table:style-name="ta1">
        <table:table-column table:style-name="co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4" table:default-cell-style-name="ce8"/>
        <table:table-column table:style-name="co24" table:default-cell-style-name="ce8"/>
        <table:table-column table:style-name="co19" table:number-columns-repeated="2" table:default-cell-style-name="ce8"/>
        <table:table-column table:style-name="co25" table:default-cell-style-name="ce8"/>
        <table:table-column table:style-name="co19" table:default-cell-style-name="ce8"/>
        <table:table-column table:style-name="co26" table:default-cell-style-name="ce11"/>
        <table:table-row table:style-name="ro1">
          <table:table-cell office:value-type="string" calcext:value-type="string">
            <text:p>Winner: Hummingbird</text:p>
          </table:table-cell>
          <table:table-cell table:number-columns-repeated="2"/>
          <table:table-cell office:value-type="string" calcext:value-type="string">
            <text:p>Detail: Hummingbird and Goldfinch break away from the pack both winning an improbable number of away games. Hummingbird prevails and wins the season losing 2 games to Goldfinch and 1 to Sparrow</text:p>
          </table:table-cell>
          <table:table-cell table:number-columns-repeated="10"/>
          <table:table-cell table:style-name="Default" table:number-columns-repeated="7"/>
        </table:table-row>
        <table:table-row table:style-name="ro1">
          <table:table-cell table:number-columns-repeated="14"/>
          <table:table-cell table:style-name="Default" table:number-columns-repeated="7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table:style-name="Default" office:value-type="string" calcext:value-type="string">
            <text:p>GAMES</text:p>
          </table:table-cell>
          <table:table-cell table:style-name="Default" table:number-columns-repeated="6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table:style-name="Default" office:value-type="string" calcext:value-type="string">
            <text:p>home_team</text:p>
          </table:table-cell>
          <table:table-cell table:style-name="Default" office:value-type="string" calcext:value-type="string">
            <text:p>away_team</text:p>
          </table:table-cell>
          <table:table-cell table:style-name="Default" office:value-type="string" calcext:value-type="string">
            <text:p>home_score</text:p>
          </table:table-cell>
          <table:table-cell table:style-name="Default" office:value-type="string" calcext:value-type="string">
            <text:p>away_score</text:p>
          </table:table-cell>
          <table:table-cell table:style-name="Default" office:value-type="string" calcext:value-type="string">
            <text:p>ending_period</text:p>
          </table:table-cell>
          <table:table-cell table:style-name="Default" office:value-type="string" calcext:value-type="string">
            <text:p>home_wins</text:p>
          </table:table-cell>
          <table:table-cell table:style-name="Default" office:value-type="string" calcext:value-type="string">
            <text:p>played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5T18:00:52" calcext:value-type="date">
            <text:p>01/25/21 06:00 PM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6T13:23:32" calcext:value-type="date">
            <text:p>01/26/21 01:23 PM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6T16:44:04" calcext:value-type="date">
            <text:p>01/26/21 04:44 PM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-8" calcext:value-type="float">
            <text:p>-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16:33:57" calcext:value-type="date">
            <text:p>01/27/21 04:33 PM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-3" calcext:value-type="float">
            <text:p>-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7T22:00:41" calcext:value-type="date">
            <text:p>01/27/21 10:00 PM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2:26:15" calcext:value-type="date">
            <text:p>01/28/21 12:26 PM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-6" calcext:value-type="float">
            <text:p>-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8T17:29:22" calcext:value-type="date">
            <text:p>01/28/21 05:29 PM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-9" calcext:value-type="float">
            <text:p>-9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3:16:23" calcext:value-type="date">
            <text:p>01/29/21 01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1-29T15:53:45" calcext:value-type="date">
            <text:p>01/29/21 03:53 PM</text:p>
          </table:table-cell>
        </table:table-row>
        <table:table-row table:style-name="ro1">
          <table:table-cell office:value-type="string" calcext:value-type="string">
            <text:p>Tiebreaker: Standings decided by points, wins, goal diff, head to head outco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17:58:38" calcext:value-type="date">
            <text:p>01/29/21 05:58 PM</text:p>
          </table:table-cell>
        </table:table-row>
        <table:table-row table:style-name="ro1">
          <table:table-cell office:value-type="string" calcext:value-type="string">
            <text:p>Started: 1/25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1-29T23:20:25" calcext:value-type="date">
            <text:p>01/29/21 11:20 PM</text:p>
          </table:table-cell>
        </table:table-row>
        <table:table-row table:style-name="ro1">
          <table:table-cell office:value-type="string" calcext:value-type="string">
            <text:p>Finished: 2/17/2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6:03:31" calcext:value-type="date">
            <text:p>02/01/21 04:03 PM</text:p>
          </table:table-cell>
        </table:table-row>
        <table:table-row table:style-name="ro1">
          <table:table-cell table:style-name="ce9" office:value-type="string" calcext:value-type="string">
            <text:p><text:span text:style-name="T7">Speed: </text:span><text:span text:style-name="T8">gameplayTickMilli = 1000, shootoutSec = 40, intermissionSec = 1020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1T18:05:14" calcext:value-type="date">
            <text:p>02/01/21 06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1T20:26:53" calcext:value-type="date">
            <text:p>02/01/21 08:2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1:33:14" calcext:value-type="date">
            <text:p>02/02/21 11:3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3:35:48" calcext:value-type="date">
            <text:p>02/02/21 01:35 PM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2T15:37:07" calcext:value-type="date">
            <text:p>02/02/21 03:37 PM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1:14:25" calcext:value-type="date">
            <text:p>02/03/21 11:14 AM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3:51:30" calcext:value-type="date">
            <text:p>02/03/21 01:51 PM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16:01:25" calcext:value-type="date">
            <text:p>02/03/21 04:0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3T18:02:46" calcext:value-type="date">
            <text:p>02/03/21 06:02 PM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3T20:51:42" calcext:value-type="date">
            <text:p>02/03/21 08:51 PM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0:54:17" calcext:value-type="date">
            <text:p>02/04/21 10:54 AM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, updated as played FROM game g where g.season_id = 1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3:15:53" calcext:value-type="date">
            <text:p>02/04/21 01:15 PM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4T15:18:37" calcext:value-type="date">
            <text:p>02/04/21 03:18 PM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4T17:42:59" calcext:value-type="date">
            <text:p>02/04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5T11:59:33" calcext:value-type="date">
            <text:p>02/05/21 11:59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5T16:44:07" calcext:value-type="date">
            <text:p>02/05/21 04:4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5:03:02" calcext:value-type="date">
            <text:p>02/08/21 03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7:04:32" calcext:value-type="date">
            <text:p>02/08/21 05:0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08T19:05:50" calcext:value-type="date">
            <text:p>02/08/21 07:05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0:02:15" calcext:value-type="date">
            <text:p>02/09/21 10:02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2:03:12" calcext:value-type="date">
            <text:p>02/09/21 12:0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4:13:14" calcext:value-type="date">
            <text:p>02/09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09T16:20:13" calcext:value-type="date">
            <text:p>02/09/21 04:2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1:01:12" calcext:value-type="date">
            <text:p>02/10/21 11:0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0T13:02:00" calcext:value-type="date">
            <text:p>02/10/21 01:0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5:09:00" calcext:value-type="date">
            <text:p>02/10/21 03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0T17:09:09" calcext:value-type="date">
            <text:p>02/10/21 05:09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09:40:26" calcext:value-type="date">
            <text:p>02/11/21 09:40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0:11:50" calcext:value-type="date">
            <text:p>02/11/21 10:1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0:43:03" calcext:value-type="date">
            <text:p>02/11/21 10:43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3:21:03" calcext:value-type="date">
            <text:p>02/11/21 01:2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1T15:41:21" calcext:value-type="date">
            <text:p>02/11/21 03:41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1T17:42:28" calcext:value-type="date">
            <text:p>02/11/21 05:42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05:26" calcext:value-type="date">
            <text:p>02/12/21 09:0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09:44:30" calcext:value-type="date">
            <text:p>02/12/21 09:44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15:37" calcext:value-type="date">
            <text:p>02/12/21 10:15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0:46:45" calcext:value-type="date">
            <text:p>02/12/21 10:46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4:13:05" calcext:value-type="date">
            <text:p>02/12/21 02:13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2T16:14:23" calcext:value-type="date">
            <text:p>02/12/21 04:14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2T18:16:39" calcext:value-type="date">
            <text:p>02/12/21 06:1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3T01:31:30" calcext:value-type="date">
            <text:p>02/13/21 01:31 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4T18:46:14" calcext:value-type="date">
            <text:p>02/14/21 06:46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date" office:date-value="2021-02-17T14:40:32" calcext:value-type="date">
            <text:p>02/17/21 02:40 P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1-02-17T16:43:04" calcext:value-type="date">
            <text:p>02/17/21 04:43 PM</text:p>
          </table:table-cell>
        </table:table-row>
      </table:table>
      <table:table table:name="3" table:style-name="ta1">
        <table:table-column table:style-name="co2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9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Winner: Woodpecker</text:p>
          </table:table-cell>
          <table:table-cell table:number-columns-repeated="2"/>
          <table:table-cell office:value-type="string" calcext:value-type="string">
            <text:p>Detail: Woodpecker wins season 3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 office:value-type="string" calcext:value-type="string">
            <text:p>home_wins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82" calcext:value-type="float">
            <text:p>82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7" calcext:value-type="float">
            <text:p>87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 Canary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 Bluebir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 Mourning Dove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 Purple Martin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9" calcext:value-type="float">
            <text:p>79</text:p>
          </table:table-cell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 Warbler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4" calcext:value-type="float">
            <text:p>94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 Mockingbir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7 Robi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5 Killdee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 Killdeer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-22" calcext:value-type="float">
            <text:p>-2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 Hummingbird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 Blue Jay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7" calcext:value-type="float">
            <text:p>77</text:p>
          </table:table-cell>
          <table:table-cell office:value-type="float" office:value="101" calcext:value-type="float">
            <text:p>101</text:p>
          </table:table-cell>
          <table:table-cell office:value-type="float" office:value="-24" calcext:value-type="float">
            <text:p>-2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2 Sparrow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te: 2020-04-20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5 Cardina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peed: <text:span text:style-name="T9">gameplayTickMilli = 50, shootoutSec = 12, intermissionSec = 12</text:span>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standing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concat(concat(t.id, ' '), t.name) as team, s.win, s.loss, s.otloss, s.point, s.gf, s.ga, s.gf - s.ga as diff, s.gp, s.home_win, s.home_loss, s.away_win, s.away_loss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 standing s join team t on s.team_id = t.id where s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der by point desc, win desc, diff desc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2 Sparrow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 game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LECT (SELECT concat(concat(id, ' '), name) FROM team t WHERE t.id = g.home_team_id) as home_team, (SELECT concat(concat(id, ' '), name) FROM team t WHERE t.id = g.away_team_id) as away_team,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me_score, away_score, ending_period, home_score &gt; away_score as home_wins FROM game g where g.season_id = 1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 and (home_team_id = 5 or away_team_id = 5)</text:p>
          </table:table-cell>
          <table:table-cell table:number-columns-repeated="13"/>
          <table:table-cell office:value-type="string" calcext:value-type="string">
            <text:p>2 Sparrow</text:p>
          </table:table-cell>
          <table:table-cell office:value-type="string" calcext:value-type="string">
            <text:p>16 Mock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 ending_period is not null order by id desc</text:p>
          </table:table-cell>
          <table:table-cell table:number-columns-repeated="13"/>
          <table:table-cell office:value-type="string" calcext:value-type="string">
            <text:p>3 Goldfinch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3 Purple Mart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3 Goldfinch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2 Sparro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6 Oriol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7 Rob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9 Canar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0 Bluebird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4 Chickadee</text:p>
          </table:table-cell>
          <table:table-cell office:value-type="string" calcext:value-type="string">
            <text:p>16 Mock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 Hummingbird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4 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6 Orio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3 Purple Marti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 Cardinal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3 Goldfin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9 Can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2 Blue Jay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5 Killde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6 Oriole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5 Cardina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3 Purple Marti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7 Rob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6 Oriol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1 Warbl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5 Killdeer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8 Woodpecker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3 Goldfinch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8 Woodpeck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0 Blue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3 Purple Mart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4 Mourning Dov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9 Canary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3 Goldfin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4 Chickad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8 Woodpecker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2 Blue Ja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3 Purple Mart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4 Mourning Do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0 Bluebird</text:p>
          </table:table-cell>
          <table:table-cell office:value-type="string" calcext:value-type="string">
            <text:p>16 Mockingbird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3 Goldfin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5 Cardina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6 Oriol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9 Canar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0 Blue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4 Mourning Dov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5 Killde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1 Warbler</text:p>
          </table:table-cell>
          <table:table-cell office:value-type="string" calcext:value-type="string">
            <text:p>16 Mockingbird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 Humming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2 Sparrow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7 Rob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8 Woodpecker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0 Bluebir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1 Warbler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4 Mourning Dov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5 Killde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2 Blue Jay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 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2 Sparro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5 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6 Orio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7 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8 Woodpecke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9 Canar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1 Warbl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2 Blue Jay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5 Killde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3 Purple Martin</text:p>
          </table:table-cell>
          <table:table-cell office:value-type="string" calcext:value-type="string">
            <text:p>16 Mockingbird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 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2 Sparrow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3 Goldfin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4 Chickade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7 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0 Bluebir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2 Blue Ja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4 Mourning Dove</text:p>
          </table:table-cell>
          <table:table-cell office:value-type="string" calcext:value-type="string">
            <text:p>16 Mockingbir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 Hummingbir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2 Sparrow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3 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5 Cardin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6 Orio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7 Robi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8 Woodpecke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9 Cana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0 Blue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1 Warbl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2 Blue J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3 Purple Mart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4 Mourning Dov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5 Killdeer</text:p>
          </table:table-cell>
          <table:table-cell office:value-type="string" calcext:value-type="string">
            <text:p>16 Mockingbir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 Hummingbird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3 Goldfinc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4 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5 Cardi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6 Orio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7 Robi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9 Canary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0 Bluebi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1 Warble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2 Blue J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3 Purple Marti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4 Mourning D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16 Mockingbird</text:p>
          </table:table-cell>
          <table:table-cell office:value-type="string" calcext:value-type="string">
            <text:p>15 Killde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" table:style-name="ta1">
        <table:table-column table:style-name="co3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2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31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5" table:default-cell-style-name="Default"/>
        <table:table-column table:style-name="co19" table:number-columns-repeated="3" table:default-cell-style-name="Default"/>
        <table:table-row table:style-name="ro1">
          <table:table-cell office:value-type="string" calcext:value-type="string">
            <text:p>Winner: Oriole</text:p>
          </table:table-cell>
          <table:table-cell table:number-columns-repeated="2"/>
          <table:table-cell office:value-type="string" calcext:value-type="string">
            <text:p>Detail: Oriole wins season 2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13"/>
          <table:table-cell office:value-type="string" calcext:value-type="string">
            <text:p>GAM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home_win</text:p>
          </table:table-cell>
          <table:table-cell office:value-type="string" calcext:value-type="string">
            <text:p>home_loss</text:p>
          </table:table-cell>
          <table:table-cell office:value-type="string" calcext:value-type="string">
            <text:p>away_win</text:p>
          </table:table-cell>
          <table:table-cell office:value-type="string" calcext:value-type="string">
            <text:p>away_loss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  <table:table-cell/>
          <table:table-cell office:value-type="string" calcext:value-type="string">
            <text:p>-- standing</text:p>
          </table:table-cell>
          <table:table-cell/>
        </table:table-row>
        <table:table-row table:style-name="ro1">
          <table:table-cell office:value-type="string" calcext:value-type="string">
            <text:p>6 Oriole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t.name, s.win, s.loss, s.otloss, s.point, s.gf, s.ga, s.gf - s.ga as diff, s.gp, s.home_win, s.home_loss, s.away_win, s.away_loss</text:p>
          </table:table-cell>
          <table:table-cell/>
        </table:table-row>
        <table:table-row table:style-name="ro1">
          <table:table-cell office:value-type="string" calcext:value-type="string">
            <text:p>3 Goldfin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standing s join team t on s.team_id = t.id where s.season_id = 1</text:p>
          </table:table-cell>
          <table:table-cell/>
        </table:table-row>
        <table:table-row table:style-name="ro1">
          <table:table-cell office:value-type="string" calcext:value-type="string">
            <text:p>5 Cardina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rder by point desc, win desc, diff desc;</text:p>
          </table:table-cell>
          <table:table-cell/>
        </table:table-row>
        <table:table-row table:style-name="ro1">
          <table:table-cell office:value-type="string" calcext:value-type="string">
            <text:p>1 Hummingbird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 Chickadee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Oriol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game</text:p>
          </table:table-cell>
          <table:table-cell/>
        </table:table-row>
        <table:table-row table:style-name="ro1">
          <table:table-cell office:value-type="string" calcext:value-type="string">
            <text:p>7 Robi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LECT (SELECT name FROM team t WHERE t.id = g.home_team_id) as home_team,</text:p>
          </table:table-cell>
          <table:table-cell/>
        </table:table-row>
        <table:table-row table:style-name="ro1">
          <table:table-cell office:value-type="string" calcext:value-type="string">
            <text:p>2 Sparrow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s text:c="3"/>(SELECT name FROM team t WHERE t.id = g.away_team_id) as away_team,</text:p>
          </table:table-cell>
        </table:table-row>
        <table:table-row table:style-name="ro1">
          <table:table-cell office:value-type="string" calcext:value-type="string">
            <text:p>8 Woodpeck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ome_score, away_score, ending_period FROM game g where g.season_id = 1</text:p>
          </table:table-cell>
          <table:table-cell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-- and home_team_id = 8 or away_team_id = 8;</text:p>
          </table:table-cell>
          <table:table-cell/>
        </table:table-row>
        <table:table-row table:style-name="ro1">
          <table:table-cell office:value-type="string" calcext:value-type="string">
            <text:p>Tiebreaker: Standings decided by points, wins, goal diff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te: 2020-04-10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9" office:value-type="string" calcext:value-type="string">
            <text:p>Speed: <text:span text:style-name="T9">gameplayTickMilli = 130, shootoutSec = 15, intermissionSec = 30</text:span></text:p>
          </table:table-cell>
          <table:table-cell table:number-columns-repeated="13"/>
          <table:table-cell office:value-type="string" calcext:value-type="string">
            <text:p>Sparrow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Rob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Sparrow</text:p>
          </table:table-cell>
          <table:table-cell office:value-type="string" calcext:value-type="string">
            <text:p>Woodpecker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Robi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Goldfinch</text:p>
          </table:table-cell>
          <table:table-cell office:value-type="string" calcext:value-type="string">
            <text:p>Woodpecker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Oriol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Rob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hickadee</text:p>
          </table:table-cell>
          <table:table-cell office:value-type="string" calcext:value-type="string">
            <text:p>Woodpeck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Orio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Cardinal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Hummingbi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Sparrow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hickade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Robi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Oriole</text:p>
          </table:table-cell>
          <table:table-cell office:value-type="string" calcext:value-type="string">
            <text:p>Woodpecke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Hummingbir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Sparrow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hickade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Cardi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Orio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Robin</text:p>
          </table:table-cell>
          <table:table-cell office:value-type="string" calcext:value-type="string">
            <text:p>Woodpeck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Sparrow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Goldfinch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Cardin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Oriol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14"/>
          <table:table-cell office:value-type="string" calcext:value-type="string">
            <text:p>Woodpecker</text:p>
          </table:table-cell>
          <table:table-cell office:value-type="string" calcext:value-type="string">
            <text:p>Rob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</table:table>
      <table:table table:name="1" table:style-name="ta1">
        <table:table-column table:style-name="co19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8" table:default-cell-style-name="Default"/>
        <table:table-column table:style-name="co19" table:number-columns-repeated="6" table:default-cell-style-name="Default"/>
        <table:table-row table:style-name="ro1">
          <table:table-cell office:value-type="string" calcext:value-type="string">
            <text:p>Winner: Goldfinch</text:p>
          </table:table-cell>
          <table:table-cell table:number-columns-repeated="2"/>
          <table:table-cell office:value-type="string" calcext:value-type="string">
            <text:p>Detail: Goldfinch wins the first scoreboard season on a goal diff tiebreaker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ANDINGS</text:p>
          </table:table-cell>
          <table:table-cell table:number-columns-repeated="9"/>
          <table:table-cell office:value-type="string" calcext:value-type="string">
            <text:p>GAM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otloss</text:p>
          </table:table-cell>
          <table:table-cell office:value-type="string" calcext:value-type="string">
            <text:p>point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diff</text:p>
          </table:table-cell>
          <table:table-cell/>
          <table:table-cell office:value-type="string" calcext:value-type="string">
            <text:p>home_team</text:p>
          </table:table-cell>
          <table:table-cell office:value-type="string" calcext:value-type="string">
            <text:p>away_team</text:p>
          </table:table-cell>
          <table:table-cell office:value-type="string" calcext:value-type="string">
            <text:p>home_score</text:p>
          </table:table-cell>
          <table:table-cell office:value-type="string" calcext:value-type="string">
            <text:p>away_score</text:p>
          </table:table-cell>
          <table:table-cell office:value-type="string" calcext:value-type="string">
            <text:p>ending_period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Hummingbir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rickway</text:p>
          </table:table-cell>
          <table:table-cell office:value-type="string" calcext:value-type="string">
            <text:p>Sparro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Goldfinch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perdome</text:p>
          </table:table-cell>
          <table:table-cell office:value-type="string" calcext:value-type="string">
            <text:p>Goldfin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Hummingbird</text:p>
          </table:table-cell>
          <table:table-cell office:value-type="string" calcext:value-type="string">
            <text:p>Chickade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luride</text:p>
          </table:table-cell>
          <table:table-cell office:value-type="string" calcext:value-type="string">
            <text:p>Chickade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parrow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Sparrow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standings order determined by points, win, diff overall</text:p>
          </table:table-cell>
          <table:table-cell table:number-columns-repeated="9"/>
          <table:table-cell office:value-type="string" calcext:value-type="string">
            <text:p>Sparrow</text:p>
          </table:table-cell>
          <table:table-cell office:value-type="string" calcext:value-type="string">
            <text:p>Chickade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*then points, win, diff in games between tied teams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Hummingbi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Goldfinch</text:p>
          </table:table-cell>
          <table:table-cell office:value-type="string" calcext:value-type="string">
            <text:p>Sparrow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te: 2020-04-03</text:p>
          </table:table-cell>
          <table:table-cell table:number-columns-repeated="9"/>
          <table:table-cell office:value-type="string" calcext:value-type="string">
            <text:p>Goldfinch</text:p>
          </table:table-cell>
          <table:table-cell office:value-type="string" calcext:value-type="string">
            <text:p>Chickade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9" office:value-type="string" calcext:value-type="string">
            <text:p>Speed: <text:span text:style-name="T9">gameplayTickMilli = 1000, shootoutSec = 40, intermissionSec = 1020</text:span></text:p>
          </table:table-cell>
          <table:table-cell table:number-columns-repeated="9"/>
          <table:table-cell office:value-type="string" calcext:value-type="string">
            <text:p>Chickadee</text:p>
          </table:table-cell>
          <table:table-cell office:value-type="string" calcext:value-type="string">
            <text:p>Hummingbi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Sparro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Chickadee</text:p>
          </table:table-cell>
          <table:table-cell office:value-type="string" calcext:value-type="string">
            <text:p>Goldfin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12" office:value-type="string" calcext:value-type="string">
            <text:p>SELECT (SELECT name FROM team t WHERE t.id = g.home_team_id) as home_team,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<text:s text:c="4"/>(SELECT name FROM team t WHERE t.id = g.away_team_id) as away_team,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<text:s/>home_score, away_score, ending_period FROM game g;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2">
          <table:table-cell table:style-name="ce12" office:value-type="string" calcext:value-type="string">
            <text:p>SELECT t.location, t.name, s.win, s.loss, s.otloss, s.point, s.gf, s.ga</text:p>
          </table:table-cell>
          <table:table-cell table:number-columns-repeated="14"/>
        </table:table-row>
        <table:table-row table:style-name="ro2">
          <table:table-cell table:style-name="ce12" office:value-type="string" calcext:value-type="string">
            <text:p>FROM standing s join team t on s.team_id = t.id;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ucida Sans" svg:font-family="'Lucida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/00/0000</text:date>, <text:time style:data-style-name="N2" text:time-value="23:01:31.8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4T15:08:14.219000000</meta:creation-date>
    <meta:generator>LibreOffice/6.3.4.2$Windows_X86_64 LibreOffice_project/60da17e045e08f1793c57c00ba83cdfce946d0aa</meta:generator>
    <dc:date>2021-04-11T23:04:50.692000000</dc:date>
    <meta:editing-duration>P6DT14H45M12S</meta:editing-duration>
    <meta:editing-cycles>36</meta:editing-cycles>
    <meta:document-statistic meta:table-count="6" meta:cell-count="10314" meta:object-count="0"/>
  </office:meta>
</office:document-meta>
</file>